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DejaVuSansMono" svg:font-family="DejaVuSansMono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Sans1" svg:font-family="DejaVuSans" style:font-pitch="variable"/>
    <style:font-face style:name="DejaVuSansMono1" svg:font-family="DejaVuSansMono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/>
      <style:text-properties fo:font-size="12pt" officeooo:paragraph-rsid="006088c5"/>
    </style:style>
    <style:style style:name="P2" style:family="paragraph" style:parent-style-name="Preformatted_20_Text">
      <style:paragraph-properties fo:text-align="center" style:justify-single-word="false"/>
      <style:text-properties fo:font-size="12pt" officeooo:rsid="001fc5a3" officeooo:paragraph-rsid="006088c5" style:font-size-asian="12pt" style:font-size-complex="12pt"/>
    </style:style>
    <style:style style:name="P3" style:family="paragraph" style:parent-style-name="Preformatted_20_Text">
      <style:paragraph-properties fo:text-align="end" style:justify-single-word="false"/>
      <style:text-properties fo:font-size="12pt" officeooo:rsid="001fc5a3" officeooo:paragraph-rsid="001fc5a3" style:font-size-asian="12pt" style:font-size-complex="12pt"/>
    </style:style>
    <style:style style:name="P4" style:family="paragraph" style:parent-style-name="Preformatted_20_Text">
      <style:text-properties fo:color="#000000" style:font-name="Liberation Serif" fo:font-size="15pt" officeooo:rsid="001fc5a3" officeooo:paragraph-rsid="001fc5a3" style:font-size-asian="15pt" style:font-size-complex="15pt"/>
    </style:style>
    <style:style style:name="P5" style:family="paragraph" style:parent-style-name="Preformatted_20_Text">
      <style:text-properties fo:color="#000000" style:font-name="Liberation Serif" fo:font-size="15pt" officeooo:rsid="005204ca" officeooo:paragraph-rsid="005204ca" style:font-size-asian="15pt" style:font-size-complex="15pt"/>
    </style:style>
    <style:style style:name="P6" style:family="paragraph" style:parent-style-name="Preformatted_20_Text">
      <style:paragraph-properties fo:text-align="center" style:justify-single-word="false"/>
      <style:text-properties fo:color="#000000" style:font-name="Liberation Serif" fo:font-size="12pt" fo:font-weight="bold" officeooo:rsid="00620240" officeooo:paragraph-rsid="00620240" style:font-size-asian="10.5pt" style:font-weight-asian="bold" style:font-size-complex="12pt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fo:color="#000000" style:font-name="Liberation Serif" fo:font-size="12pt" fo:font-weight="normal" officeooo:rsid="00620240" officeooo:paragraph-rsid="00620240" style:font-size-asian="10.5pt" style:font-weight-asian="normal" style:font-size-complex="12pt" style:font-weight-complex="normal"/>
    </style:style>
    <style:style style:name="P8" style:family="paragraph" style:parent-style-name="Preformatted_20_Text">
      <style:text-properties fo:color="#000000" style:font-name="Liberation Serif" fo:font-size="14pt" officeooo:rsid="0057e1b6" officeooo:paragraph-rsid="0057e1b6" style:font-size-asian="14pt" style:font-size-complex="14pt"/>
    </style:style>
    <style:style style:name="P9" style:family="paragraph" style:parent-style-name="Preformatted_20_Text">
      <style:text-properties fo:color="#000000" style:font-name="Liberation Serif" fo:font-size="14pt" officeooo:rsid="0054db33" officeooo:paragraph-rsid="0066bad9" style:font-size-asian="14pt" style:font-size-complex="14pt"/>
    </style:style>
    <style:style style:name="P10" style:family="paragraph" style:parent-style-name="Preformatted_20_Text">
      <style:paragraph-properties fo:text-align="center" style:justify-single-word="false"/>
      <style:text-properties fo:color="#000000" style:font-name="Liberation Serif" fo:font-size="14pt" officeooo:rsid="0058b7a4" officeooo:paragraph-rsid="00620240" style:font-size-asian="14pt" style:font-size-complex="14pt"/>
    </style:style>
    <style:style style:name="P11" style:family="paragraph" style:parent-style-name="Preformatted_20_Text">
      <style:paragraph-properties fo:text-align="start" style:justify-single-word="false"/>
      <style:text-properties fo:color="#000000" style:font-name="Liberation Serif" fo:font-size="14pt" officeooo:rsid="0058b7a4" officeooo:paragraph-rsid="00620240" style:font-size-asian="14pt" style:font-size-complex="14pt"/>
    </style:style>
    <style:style style:name="P12" style:family="paragraph" style:parent-style-name="Preformatted_20_Text">
      <style:text-properties fo:color="#000000" style:font-name="Liberation Serif" fo:font-size="14pt" officeooo:rsid="0066bad9" officeooo:paragraph-rsid="0066bad9" style:font-size-asian="14pt" style:font-size-complex="14pt"/>
    </style:style>
    <style:style style:name="P13" style:family="paragraph" style:parent-style-name="Preformatted_20_Text">
      <style:text-properties officeooo:rsid="001fc5a3" officeooo:paragraph-rsid="001fc5a3"/>
    </style:style>
    <style:style style:name="P14" style:family="paragraph" style:parent-style-name="Preformatted_20_Text">
      <style:paragraph-properties fo:text-align="end" style:justify-single-word="false"/>
      <style:text-properties fo:font-size="14pt" officeooo:rsid="001fc5a3" officeooo:paragraph-rsid="001fc5a3" style:font-size-asian="14pt" style:font-size-complex="14pt"/>
    </style:style>
    <style:style style:name="P15" style:family="paragraph" style:parent-style-name="Preformatted_20_Text">
      <style:paragraph-properties fo:text-align="center" style:justify-single-word="false"/>
      <style:text-properties fo:font-size="22pt" officeooo:rsid="001fc5a3" officeooo:paragraph-rsid="001fc5a3" style:font-size-asian="22pt" style:font-size-complex="22pt"/>
    </style:style>
    <style:style style:name="P16" style:family="paragraph" style:parent-style-name="Preformatted_20_Text">
      <style:paragraph-properties fo:break-before="page"/>
      <style:text-properties fo:color="#000000" style:font-name="Liberation Serif" fo:font-size="14pt" officeooo:rsid="0057e1b6" officeooo:paragraph-rsid="0057e1b6" style:font-size-asian="14pt" style:font-size-complex="14pt"/>
    </style:style>
    <style:style style:name="P17" style:family="paragraph" style:parent-style-name="Preformatted_20_Text">
      <style:text-properties fo:color="#000000" style:font-name="Liberation Serif" fo:font-size="15pt" officeooo:rsid="006088c5" officeooo:paragraph-rsid="006088c5" style:font-size-asian="15pt" style:font-size-complex="15pt"/>
    </style:style>
    <style:style style:name="P18" style:family="paragraph" style:parent-style-name="Preformatted_20_Text">
      <style:text-properties fo:color="#000000" style:font-name="Liberation Serif" fo:font-size="15pt" officeooo:rsid="0066bad9" officeooo:paragraph-rsid="005204ca" style:font-size-asian="15pt" style:font-size-complex="15pt"/>
    </style:style>
    <style:style style:name="P19" style:family="paragraph" style:parent-style-name="Preformatted_20_Text">
      <style:paragraph-properties fo:text-align="start" style:justify-single-word="false"/>
      <style:text-properties fo:color="#000000" style:font-name="Liberation Serif" fo:font-size="12pt" fo:font-weight="normal" officeooo:rsid="00640049" officeooo:paragraph-rsid="00640049" style:font-size-asian="10.5pt" style:font-weight-asian="normal" style:font-size-complex="12pt" style:font-weight-complex="normal"/>
    </style:style>
    <style:style style:name="P20" style:family="paragraph" style:parent-style-name="Preformatted_20_Text">
      <style:paragraph-properties fo:text-align="center" style:justify-single-word="false"/>
      <style:text-properties fo:color="#000000" style:font-name="Liberation Serif" fo:font-size="12pt" fo:font-weight="bold" officeooo:rsid="00640049" officeooo:paragraph-rsid="00640049" style:font-size-asian="10.5pt" style:font-weight-asian="bold" style:font-size-complex="12pt" style:font-weight-complex="bold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none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none"/>
      <style:paragraph-properties fo:text-align="start" style:writing-mode="lr-tb"/>
      <style:text-properties fo:font-size="5.69999980926514pt" style:font-size-asian="5.69999980926514pt" style:font-size-complex="5.69999980926514pt"/>
    </style:style>
    <style:style style:name="P25" style:family="paragraph">
      <loext:graphic-properties draw:fill="none"/>
      <style:paragraph-properties fo:text-align="start" style:writing-mode="lr-tb"/>
      <style:text-properties fo:font-size="7.30000019073486pt" style:font-size-asian="7.30000019073486pt" style:font-size-complex="7.30000019073486pt"/>
    </style:style>
    <style:style style:name="P26" style:family="paragraph">
      <loext:graphic-properties draw:fill="none"/>
      <style:paragraph-properties fo:text-align="start" style:writing-mode="lr-tb"/>
      <style:text-properties fo:font-size="5.80000019073486pt" style:font-size-asian="5.80000019073486pt" style:font-size-complex="5.80000019073486pt"/>
    </style:style>
    <style:style style:name="P27" style:family="paragraph">
      <loext:graphic-properties draw:fill="none"/>
      <style:paragraph-properties fo:text-align="start" style:writing-mode="lr-tb"/>
      <style:text-properties fo:font-size="7.09999990463257pt" style:font-size-asian="7.09999990463257pt" style:font-size-complex="7.09999990463257pt"/>
    </style:style>
    <style:style style:name="P28" style:family="paragraph">
      <loext:graphic-properties draw:fill="solid" draw:fill-color="#000000"/>
    </style:style>
    <style:style style:name="T1" style:family="text">
      <style:text-properties officeooo:rsid="00335e6d"/>
    </style:style>
    <style:style style:name="T2" style:family="text">
      <style:text-properties fo:font-variant="normal" fo:text-transform="none" style:use-window-font-color="true" style:font-name="Liberation Mono" fo:letter-spacing="normal" fo:font-style="normal" style:text-underline-style="none" fo:font-weight="normal" officeooo:rsid="006088c5" style:font-size-asian="12pt" style:font-size-complex="12pt" loext:padding="0cm" loext:border="none"/>
    </style:style>
    <style:style style:name="T3" style:family="text">
      <style:text-properties officeooo:rsid="001fc5a3" style:font-size-asian="12pt" style:font-size-complex="12pt"/>
    </style:style>
    <style:style style:name="T4" style:family="text">
      <style:text-properties officeooo:rsid="006088c5"/>
    </style:style>
    <style:style style:name="T5" style:family="text">
      <style:text-properties fo:font-size="12pt" fo:font-weight="bold" officeooo:rsid="00640049" style:font-size-asian="10.5pt" style:font-weight-asian="bold" style:font-size-complex="12pt" style:font-weight-complex="bold"/>
    </style:style>
    <style:style style:name="T6" style:family="text">
      <style:text-properties fo:font-size="15pt" officeooo:rsid="006088c5" style:font-size-asian="15pt" style:font-size-complex="15pt"/>
    </style:style>
    <style:style style:name="T7" style:family="text">
      <style:text-properties fo:font-size="15pt" officeooo:rsid="0066bad9" style:font-size-asian="15pt" style:font-size-complex="15pt"/>
    </style:style>
    <style:style style:name="T8" style:family="text">
      <style:text-properties style:font-name="Liberation Mono" officeooo:rsid="001fc5a3" style:font-size-asian="12pt" style:font-size-complex="12pt"/>
    </style:style>
    <style:style style:name="T9" style:family="text">
      <style:text-properties officeooo:rsid="0061b72c"/>
    </style:style>
    <style:style style:name="T10" style:family="text">
      <style:text-properties officeooo:rsid="0066bad9"/>
    </style:style>
    <style:style style:name="T11" style:family="text">
      <style:text-properties officeooo:rsid="0067ebc2"/>
    </style:style>
    <style:style style:name="T12" style:family="text">
      <style:text-properties fo:color="#000000" style:font-name="DejaVuSansMono" fo:font-size="5.69999980926514pt" style:font-size-asian="5.69999980926514pt" style:font-name-complex="DejaVuSansMono" style:font-size-complex="5.69999980926514pt"/>
    </style:style>
    <style:style style:name="T13" style:family="text">
      <style:text-properties fo:color="#000000" style:font-name="DejaVuSans" fo:font-size="7.30000019073486pt" style:font-size-asian="7.30000019073486pt" style:font-name-complex="DejaVuSans" style:font-size-complex="7.30000019073486pt"/>
    </style:style>
    <style:style style:name="T14" style:family="text">
      <style:text-properties fo:color="#000000" style:font-name="DejaVuSansMono" fo:font-size="5.80000019073486pt" style:font-size-asian="5.80000019073486pt" style:font-name-complex="DejaVuSansMono" style:font-size-complex="5.80000019073486pt"/>
    </style:style>
    <style:style style:name="T15" style:family="text">
      <style:text-properties fo:color="#000000" style:font-name="DejaVuSans" fo:font-size="7.09999990463257pt" style:font-size-asian="7.09999990463257pt" style:font-name-complex="DejaVuSans" style:font-size-complex="7.09999990463257pt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solid" draw:fill-color="#ffffff" style:run-through="foreground"/>
    </style:style>
    <style:style style:name="gr3" style:family="graphic">
      <style:graphic-properties draw:stroke="solid" svg:stroke-width="0.035cm" svg:stroke-color="#000000" draw:marker-start="" draw:marker-end="" draw:stroke-linejoin="miter" svg:stroke-linecap="butt" draw:fill="none" fo:padding-top="0.018cm" fo:padding-bottom="0.018cm" fo:padding-left="0.018cm" fo:padding-right="0.018cm" style:run-through="foreground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1.457cm" fo:padding-top="0cm" fo:padding-bottom="0cm" fo:padding-left="0cm" fo:padding-right="0cm" style:run-through="foreground"/>
    </style:style>
    <style:style style:name="gr5" style:family="graphic">
      <style:graphic-properties draw:stroke="solid" svg:stroke-width="0.035cm" svg:stroke-color="#000000" draw:marker-start="" draw:marker-end="" draw:stroke-linejoin="miter" svg:stroke-linecap="butt" draw:fill="solid" draw:fill-color="#ffffff" fo:padding-top="0.018cm" fo:padding-bottom="0.018cm" fo:padding-left="0.018cm" fo:padding-right="0.018cm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3cm" fo:min-width="0.547cm" fo:padding-top="0cm" fo:padding-bottom="0cm" fo:padding-left="0cm" fo:padding-right="0cm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1.579cm" fo:padding-top="0cm" fo:padding-bottom="0cm" fo:padding-left="0cm" fo:padding-right="0cm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1.094cm" fo:padding-top="0cm" fo:padding-bottom="0cm" fo:padding-left="0cm" fo:padding-right="0cm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3.274cm" fo:padding-top="0cm" fo:padding-bottom="0cm" fo:padding-left="0cm" fo:padding-right="0cm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2.184cm" fo:padding-top="0cm" fo:padding-bottom="0cm" fo:padding-left="0cm" fo:padding-right="0cm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2.789cm" fo:padding-top="0cm" fo:padding-bottom="0cm" fo:padding-left="0cm" fo:padding-right="0cm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1.699cm" fo:padding-top="0cm" fo:padding-bottom="0cm" fo:padding-left="0cm" fo:padding-right="0cm" style:run-through="foreground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03cm" fo:min-width="0.834cm" fo:padding-top="0cm" fo:padding-bottom="0cm" fo:padding-left="0cm" fo:padding-right="0cm" style:run-through="foreground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cm" fo:min-width="2.097cm" fo:padding-top="0cm" fo:padding-bottom="0cm" fo:padding-left="0cm" fo:padding-right="0cm" style:run-through="foreground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cm" fo:min-width="2.468cm" fo:padding-top="0cm" fo:padding-bottom="0cm" fo:padding-left="0cm" fo:padding-right="0cm" style:run-through="foreground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5cm" fo:min-width="0.836cm" fo:padding-top="0cm" fo:padding-bottom="0cm" fo:padding-left="0cm" fo:padding-right="0cm" style:run-through="foreground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1.82cm" fo:padding-top="0cm" fo:padding-bottom="0cm" fo:padding-left="0cm" fo:padding-right="0cm" style:run-through="foreground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2.062cm" fo:padding-top="0cm" fo:padding-bottom="0cm" fo:padding-left="0cm" fo:padding-right="0cm" style:run-through="foreground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2.91cm" fo:padding-top="0cm" fo:padding-bottom="0cm" fo:padding-left="0cm" fo:padding-right="0cm" style:run-through="foreground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3.152cm" fo:padding-top="0cm" fo:padding-bottom="0cm" fo:padding-left="0cm" fo:padding-right="0cm" style:run-through="foreground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3.032cm" fo:padding-top="0cm" fo:padding-bottom="0cm" fo:padding-left="0cm" fo:padding-right="0cm" style:run-through="foreground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3.395cm" fo:padding-top="0cm" fo:padding-bottom="0cm" fo:padding-left="0cm" fo:padding-right="0cm" style:run-through="foreground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1.942cm" fo:padding-top="0cm" fo:padding-bottom="0cm" fo:padding-left="0cm" fo:padding-right="0cm" style:run-through="foreground"/>
    </style:style>
    <style:style style:name="gr24" style:family="graphic">
      <style:graphic-properties draw:stroke="dash" draw:stroke-dash="stroke-dash26" svg:stroke-width="0.035cm" svg:stroke-color="#000000" draw:marker-start="" draw:marker-end="" draw:stroke-linejoin="miter" svg:stroke-linecap="butt" draw:fill="none" fo:padding-top="0.018cm" fo:padding-bottom="0.018cm" fo:padding-left="0.018cm" fo:padding-right="0.018cm" style:run-through="foreground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2.305cm" fo:padding-top="0cm" fo:padding-bottom="0cm" fo:padding-left="0cm" fo:padding-right="0cm" style:run-through="foreground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5cm" fo:min-width="0.67cm" fo:padding-top="0cm" fo:padding-bottom="0cm" fo:padding-left="0cm" fo:padding-right="0cm" style:run-through="foreground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2.425cm" fo:padding-top="0cm" fo:padding-bottom="0cm" fo:padding-left="0cm" fo:padding-right="0cm" style:run-through="foreground"/>
    </style:style>
    <style:style style:name="gr28" style:family="graphic">
      <style:graphic-properties draw:stroke="dash" draw:stroke-dash="Dashed_20__28_var_29__20_1" svg:stroke-width="0.035cm" svg:stroke-color="#000000" draw:marker-start="" draw:marker-end="" draw:stroke-linejoin="miter" svg:stroke-linecap="butt" draw:fill="none" fo:padding-top="0.018cm" fo:padding-bottom="0.018cm" fo:padding-left="0.018cm" fo:padding-right="0.018cm" style:run-through="foreground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5cm" fo:min-width="0.651cm" fo:padding-top="0cm" fo:padding-bottom="0cm" fo:padding-left="0cm" fo:padding-right="0cm" style:run-through="foreground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3.879cm" fo:padding-top="0cm" fo:padding-bottom="0cm" fo:padding-left="0cm" fo:padding-right="0cm" style:run-through="foreground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3.637cm" fo:padding-top="0cm" fo:padding-bottom="0cm" fo:padding-left="0cm" fo:padding-right="0cm" style:run-through="foreground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5cm" fo:min-width="0.603cm" fo:padding-top="0cm" fo:padding-bottom="0cm" fo:padding-left="0cm" fo:padding-right="0cm" style:run-through="foreground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2.669cm" fo:padding-top="0cm" fo:padding-bottom="0cm" fo:padding-left="0cm" fo:padding-right="0cm" style:run-through="foreground"/>
    </style:style>
    <style:style style:name="gr34" style:family="graphic">
      <style:graphic-properties draw:stroke="solid" svg:stroke-width="0.035cm" svg:stroke-color="#000000" draw:marker-start="" draw:marker-end="" draw:stroke-linejoin="miter" svg:stroke-linecap="butt" draw:fill="solid" draw:fill-color="#000000" fo:padding-top="0.018cm" fo:padding-bottom="0.018cm" fo:padding-left="0.018cm" fo:padding-right="0.018cm" style:run-through="foreground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5cm" fo:min-width="1.087cm" fo:padding-top="0cm" fo:padding-bottom="0cm" fo:padding-left="0cm" fo:padding-right="0cm" style:run-through="foreground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2.547cm" fo:padding-top="0cm" fo:padding-bottom="0cm" fo:padding-left="0cm" fo:padding-right="0cm" style:run-through="foreground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1.215cm" fo:padding-top="0cm" fo:padding-bottom="0cm" fo:padding-left="0cm" fo:padding-right="0cm" style:run-through="foreground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5cm" fo:min-width="1.379cm" fo:padding-top="0cm" fo:padding-bottom="0cm" fo:padding-left="0cm" fo:padding-right="0cm" style:run-through="foreground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5cm" fo:min-width="1.125cm" fo:padding-top="0cm" fo:padding-bottom="0cm" fo:padding-left="0cm" fo:padding-right="0cm" style:run-through="foreground"/>
    </style:style>
    <style:style style:name="gr40" style:family="graphic">
      <style:graphic-properties draw:stroke="dash" draw:stroke-dash="Dashed_20__28_var_29__20_2" svg:stroke-width="0.035cm" svg:stroke-color="#000000" draw:marker-start="" draw:marker-end="" draw:stroke-linejoin="miter" svg:stroke-linecap="butt" draw:fill="none" fo:padding-top="0.018cm" fo:padding-bottom="0.018cm" fo:padding-left="0.018cm" fo:padding-right="0.018cm" style:run-through="foreground"/>
    </style:style>
    <style:style style:name="gr41" style:family="graphic">
      <style:graphic-properties draw:stroke="dash" draw:stroke-dash="Dashed_20__28_var_29__20_3" svg:stroke-width="0.035cm" svg:stroke-color="#000000" draw:marker-start="" draw:marker-end="" draw:stroke-linejoin="miter" svg:stroke-linecap="butt" draw:fill="none" fo:padding-top="0.018cm" fo:padding-bottom="0.018cm" fo:padding-left="0.018cm" fo:padding-right="0.018cm" style:run-through="foreground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5cm" fo:min-width="0.984cm" fo:padding-top="0cm" fo:padding-bottom="0cm" fo:padding-left="0cm" fo:padding-right="0cm" style:run-through="foreground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0.367cm" fo:padding-top="0cm" fo:padding-bottom="0cm" fo:padding-left="0cm" fo:padding-right="0cm" style:run-through="foreground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4.364cm" fo:padding-top="0cm" fo:padding-bottom="0cm" fo:padding-left="0cm" fo:padding-right="0cm" style:run-through="foreground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3.881cm" fo:padding-top="0cm" fo:padding-bottom="0cm" fo:padding-left="0cm" fo:padding-right="0cm" style:run-through="foreground"/>
    </style:style>
    <style:style style:name="gr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2.427cm" fo:padding-top="0cm" fo:padding-bottom="0cm" fo:padding-left="0cm" fo:padding-right="0cm" style:run-through="foreground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5.332cm" fo:padding-top="0cm" fo:padding-bottom="0cm" fo:padding-left="0cm" fo:padding-right="0cm" style:run-through="foreground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5cm" fo:min-width="1.404cm" fo:padding-top="0cm" fo:padding-bottom="0cm" fo:padding-left="0cm" fo:padding-right="0cm" style:run-through="foreground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5cm" fo:min-width="0.455cm" fo:padding-top="0cm" fo:padding-bottom="0cm" fo:padding-left="0cm" fo:padding-right="0cm" style:run-through="foreground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4.242cm" fo:padding-top="0cm" fo:padding-bottom="0cm" fo:padding-left="0cm" fo:padding-right="0cm" style:run-through="foreground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4.122cm" fo:padding-top="0cm" fo:padding-bottom="0cm" fo:padding-left="0cm" fo:padding-right="0cm" style:run-through="foreground"/>
    </style:style>
    <style:style style:name="gr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5cm" fo:min-width="1.436cm" fo:padding-top="0cm" fo:padding-bottom="0cm" fo:padding-left="0cm" fo:padding-right="0cm" style:run-through="foreground"/>
    </style:style>
    <style:style style:name="gr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4.486cm" fo:padding-top="0cm" fo:padding-bottom="0cm" fo:padding-left="0cm" fo:padding-right="0cm" style:run-through="foreground"/>
    </style:style>
    <style:style style:name="gr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3.759cm" fo:padding-top="0cm" fo:padding-bottom="0cm" fo:padding-left="0cm" fo:padding-right="0cm" style:run-through="foreground"/>
    </style:style>
    <style:style style:name="gr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5cm" fo:min-width="2.118cm" fo:padding-top="0cm" fo:padding-bottom="0cm" fo:padding-left="0cm" fo:padding-right="0cm" style:run-through="foreground"/>
    </style:style>
    <style:style style:name="gr5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5.696cm" fo:padding-top="0cm" fo:padding-bottom="0cm" fo:padding-left="0cm" fo:padding-right="0cm" style:run-through="foreground"/>
    </style:style>
    <style:style style:name="gr5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8.483cm" fo:padding-top="0cm" fo:padding-bottom="0cm" fo:padding-left="0cm" fo:padding-right="0cm" style:run-through="foreground"/>
    </style:style>
    <style:style style:name="gr5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4.727cm" fo:padding-top="0cm" fo:padding-bottom="0cm" fo:padding-left="0cm" fo:padding-right="0cm" style:run-through="foreground"/>
    </style:style>
    <style:style style:name="gr5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5cm" fo:min-width="1.189cm" fo:padding-top="0cm" fo:padding-bottom="0cm" fo:padding-left="0cm" fo:padding-right="0cm" style:run-through="foreground"/>
    </style:style>
    <style:style style:name="gr6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5cm" fo:min-width="1.836cm" fo:padding-top="0cm" fo:padding-bottom="0cm" fo:padding-left="0cm" fo:padding-right="0cm" style:run-through="foreground"/>
    </style:style>
    <style:style style:name="gr6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4.244cm" fo:padding-top="0cm" fo:padding-bottom="0cm" fo:padding-left="0cm" fo:padding-right="0cm" style:run-through="foreground"/>
    </style:style>
    <style:style style:name="gr6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4.001cm" fo:padding-top="0cm" fo:padding-bottom="0cm" fo:padding-left="0cm" fo:padding-right="0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Университет ИТМО</text:p>
      <text:p text:style-name="P14">Кафедра вычислительной техники</text:p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15"/>
      <text:p text:style-name="P15"/>
      <text:p text:style-name="P15">Лабораторная работа №<text:span text:style-name="T9">5</text:span> </text:p>
      <text:p text:style-name="P15">по дисциплине «Программирование»</text:p>
      <text:p text:style-name="P15">Вариант: <text:span text:style-name="T4">666666666</text:span>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">Выполнил: Юсюмбели Владислав Иванович</text:p>
      <text:p text:style-name="P1"><text:span text:style-name="T3">Проверил:</text:span><text:span text:style-name="T8"> </text:span><text:span text:style-name="T2">Письмак Алексей Евгеньевич</text:span></text:p>
      <text:p text:style-name="P3"/>
      <text:p text:style-name="P3"/>
      <text:p text:style-name="P3"/>
      <text:p text:style-name="P13"/>
      <text:p text:style-name="P13"/>
      <text:p text:style-name="P2"><text:span text:style-name="T1">Санкт—Петербург – </text:span>201<text:span text:style-name="T4">7</text:span>г.</text:p>
      <text:p text:style-name="P13"/>
      <text:p text:style-name="P4"><text:soft-page-break/>1) Задание.</text:p>
      <text:p text:style-name="P17">Реализовать на базе программы из лабораторной работы №4 консольное приложение, которое реализует управление коллекцией объектов в интерактивном режиме. Номенклатуру сохраняемых в коллекции объектов необходимо заранее согласовать с преподавателем.</text:p>
      <text:p text:style-name="P17"/>
      <text:p text:style-name="P18">2) Исходный код программы.</text:p>
      <text:p text:style-name="P5"/>
      <text:p text:style-name="P6">Класс lab5</text:p>
      <text:p text:style-name="P7">import GUI.Storage;</text:p>
      <text:p text:style-name="P7">import GUI.GUI;</text:p>
      <text:p text:style-name="P7">/**</text:p>
      <text:p text:style-name="P7"><text:s/>* Created by slavik on 30.10.16.</text:p>
      <text:p text:style-name="P7"><text:s/>*/</text:p>
      <text:p text:style-name="P7"/>
      <text:p text:style-name="P7">public class lab5 {</text:p>
      <text:p text:style-name="P7"><text:s text:c="4"/>public static void main(String[] args) {</text:p>
      <text:p text:style-name="P7"><text:s text:c="8"/>Runtime.getRuntime().addShutdownHook(new Thread() {</text:p>
      <text:p text:style-name="P7"><text:s text:c="12"/>@Override</text:p>
      <text:p text:style-name="P7"><text:s text:c="12"/>public void run() {</text:p>
      <text:p text:style-name="P7"><text:s text:c="16"/>try {</text:p>
      <text:p text:style-name="P7"><text:s text:c="20"/>Storage.getInstanceOf().saveStorage();</text:p>
      <text:p text:style-name="P7"><text:s text:c="16"/>} catch (NullPointerException ex) {</text:p>
      <text:p text:style-name="P7"><text:s text:c="20"/>System.out.println("Коллекция пуста, нечего сохранять в файл.");</text:p>
      <text:p text:style-name="P7"><text:s text:c="16"/>}</text:p>
      <text:p text:style-name="P7"><text:s text:c="12"/>}</text:p>
      <text:p text:style-name="P7"><text:s text:c="8"/>});</text:p>
      <text:p text:style-name="P7"/>
      <text:p text:style-name="P7"><text:s text:c="8"/>new Thread(new GUI(args.length==0?null:args[0])).start();</text:p>
      <text:p text:style-name="P7"><text:s text:c="4"/>}</text:p>
      <text:p text:style-name="P7">}</text:p>
      <text:p text:style-name="P7"/>
      <text:p text:style-name="P6">Класс GUI</text:p>
      <text:p text:style-name="P7">package GUI;</text:p>
      <text:p text:style-name="P7"/>
      <text:p text:style-name="P7">import static commands.RemoveObject.*;</text:p>
      <text:p text:style-name="P7">import static commands.AddObjects.*;</text:p>
      <text:p text:style-name="P7">import java.io.*;</text:p>
      <text:p text:style-name="P7">import java.util.*;</text:p>
      <text:p text:style-name="P7"/>
      <text:p text:style-name="P7">/**</text:p>
      <text:p text:style-name="P7"><text:s/>* Created by slavik on 19.02.17.</text:p>
      <text:p text:style-name="P7"><text:s/>*</text:p>
      <text:p text:style-name="P7"><text:s/>* @version 2.0</text:p>
      <text:p text:style-name="P7"><text:s/>* @since 1.0</text:p>
      <text:p text:style-name="P7"><text:s/>*/</text:p>
      <text:p text:style-name="P7">public class GUI implements Runnable {</text:p>
      <text:p text:style-name="P7"><text:s text:c="4"/>private String command, object;</text:p>
      <text:p text:style-name="P7"><text:s text:c="4"/>private Storage storage = new Storage();</text:p>
      <text:p text:style-name="P7"><text:s text:c="4"/>private boolean exit = false;</text:p>
      <text:p text:style-name="P7"><text:s text:c="4"/>private String file = null;</text:p>
      <text:p text:style-name="P7"><text:s text:c="4"/>private PrintWriter printWriter = new PrintWriter(System.out, true);</text:p>
      <text:p text:style-name="P7"><text:soft-page-break/></text:p>
      <text:p text:style-name="P7"><text:s text:c="4"/>public GUI(String file) {</text:p>
      <text:p text:style-name="P7"><text:s text:c="8"/>this.file = file;</text:p>
      <text:p text:style-name="P7"><text:s text:c="4"/>}</text:p>
      <text:p text:style-name="P7"/>
      <text:p text:style-name="P7"><text:s text:c="4"/>@Override</text:p>
      <text:p text:style-name="P7"><text:s text:c="4"/>public void run() {</text:p>
      <text:p text:style-name="P7"><text:s text:c="8"/>if (file != null) {</text:p>
      <text:p text:style-name="P7"><text:s text:c="12"/>if (ParseCSV.getInstanceOf().readFromFile(file)) {</text:p>
      <text:p text:style-name="P7"><text:s text:c="16"/>storage = Storage.getInstanceOf();</text:p>
      <text:p text:style-name="P7"><text:s text:c="16"/>commandExecuting();</text:p>
      <text:p text:style-name="P7"><text:s text:c="12"/>}else dialog();</text:p>
      <text:p text:style-name="P7"><text:s text:c="8"/>} else{</text:p>
      <text:p text:style-name="P7">// <text:s text:c="11"/>System.out.println("Файл не найден");</text:p>
      <text:p text:style-name="P7"><text:s text:c="12"/>dialog();</text:p>
      <text:p text:style-name="P7"><text:s text:c="8"/>}</text:p>
      <text:p text:style-name="P7"><text:s text:c="4"/>}</text:p>
      <text:p text:style-name="P7"/>
      <text:p text:style-name="P7"><text:s text:c="4"/>private void dialog() {</text:p>
      <text:p text:style-name="P7"><text:s text:c="8"/>printWriter.println("Загрузить дефолтовые данные или из файла?");</text:p>
      <text:p text:style-name="P7"><text:s text:c="8"/>Scanner sc = new Scanner(System.in);</text:p>
      <text:p text:style-name="P7"><text:s text:c="8"/>while (!exit) {</text:p>
      <text:p text:style-name="P7"><text:s text:c="12"/>printWriter.println("1 - дефолтовые");</text:p>
      <text:p text:style-name="P7"><text:s text:c="12"/>printWriter.println("2 - из файла");</text:p>
      <text:p text:style-name="P7"><text:s text:c="12"/>try {</text:p>
      <text:p text:style-name="P7"><text:s text:c="16"/>switch (sc.nextLine()) {</text:p>
      <text:p text:style-name="P7"><text:s text:c="20"/>case "1": {</text:p>
      <text:p text:style-name="P7"><text:s text:c="24"/>storage.loadDefaultObjects();</text:p>
      <text:p text:style-name="P7"><text:s text:c="24"/>Storage.setInstanceOf(storage);</text:p>
      <text:p text:style-name="P7"><text:s text:c="24"/>commandExecuting();</text:p>
      <text:p text:style-name="P7"><text:s text:c="24"/>break;</text:p>
      <text:p text:style-name="P7"><text:s text:c="20"/>}</text:p>
      <text:p text:style-name="P7"><text:s text:c="20"/>case "2": {</text:p>
      <text:p text:style-name="P7"><text:s text:c="24"/>printWriter.println("Введите путь к файлу");</text:p>
      <text:p text:style-name="P7"><text:s text:c="24"/>if (ParseCSV.getInstanceOf().readFromFile(sc.nextLine())) {</text:p>
      <text:p text:style-name="P7"><text:s text:c="28"/>storage = Storage.getInstanceOf();</text:p>
      <text:p text:style-name="P7"><text:s text:c="28"/>commandExecuting();</text:p>
      <text:p text:style-name="P7"><text:s text:c="24"/>}</text:p>
      <text:p text:style-name="P7"><text:s text:c="24"/>break;</text:p>
      <text:p text:style-name="P7"><text:s text:c="20"/>}</text:p>
      <text:p text:style-name="P7"><text:s text:c="20"/>default:</text:p>
      <text:p text:style-name="P7"><text:s text:c="24"/>printWriter.println("Введите корректные данные.");</text:p>
      <text:p text:style-name="P7"><text:s text:c="16"/>}</text:p>
      <text:p text:style-name="P7"><text:s text:c="12"/>} catch (NullPointerException ex) {</text:p>
      <text:p text:style-name="P7"><text:s text:c="16"/>printWriter.println("Приложение остановлено. Ожидалась команда .");</text:p>
      <text:p text:style-name="P7"><text:s text:c="12"/>} catch (NoSuchElementException | IllegalStateException e) {</text:p>
      <text:p text:style-name="P7"><text:s text:c="16"/>printWriter.println("Приложение остановлено. Ожидалась команда.");</text:p>
      <text:p text:style-name="P7"><text:s text:c="16"/>break;</text:p>
      <text:p text:style-name="P7"><text:s text:c="12"/>}</text:p>
      <text:p text:style-name="P7"><text:s text:c="8"/>}</text:p>
      <text:p text:style-name="P7"><text:s text:c="4"/>}</text:p>
      <text:p text:style-name="P7"/>
      <text:p text:style-name="P7"/>
      <text:p text:style-name="P7"><text:s text:c="4"/>// <text:s/>Выборка команд</text:p>
      <text:p text:style-name="P7"><text:soft-page-break/><text:s text:c="4"/>private void commandExecuting() {</text:p>
      <text:p text:style-name="P7"><text:s text:c="8"/>Date currentDate = new Date();</text:p>
      <text:p text:style-name="P7"><text:s text:c="8"/>System.out.println("Команда -help для получения справки");</text:p>
      <text:p text:style-name="P7"><text:s text:c="8"/>System.out.println("Ожидание команды");</text:p>
      <text:p text:style-name="P7"><text:s text:c="8"/>Scanner sc = new Scanner(System.in);</text:p>
      <text:p text:style-name="P7"><text:s text:c="8"/>command = sc.nextLine();</text:p>
      <text:p text:style-name="P7"/>
      <text:p text:style-name="P7"><text:s text:c="8"/>while (command!=null) {</text:p>
      <text:p text:style-name="P7"/>
      <text:p text:style-name="P7"><text:s text:c="12"/>parseCommand(command);</text:p>
      <text:p text:style-name="P7"/>
      <text:p text:style-name="P7"><text:s text:c="12"/>switch (command) {</text:p>
      <text:p text:style-name="P7"><text:s text:c="16"/>case "-help": {</text:p>
      <text:p text:style-name="P7"><text:s text:c="20"/>helpForUser();</text:p>
      <text:p text:style-name="P7"><text:s text:c="20"/>break;</text:p>
      <text:p text:style-name="P7"><text:s text:c="16"/>}</text:p>
      <text:p text:style-name="P7"><text:s text:c="16"/>case "remove_greater_key": {</text:p>
      <text:p text:style-name="P7"><text:s text:c="20"/>removeGreaterKey(object);</text:p>
      <text:p text:style-name="P7"><text:s text:c="20"/>break;</text:p>
      <text:p text:style-name="P7"><text:s text:c="16"/>}</text:p>
      <text:p text:style-name="P7"><text:s text:c="16"/>case "add_if_max": {</text:p>
      <text:p text:style-name="P7"><text:s text:c="20"/>addIfMax(object);</text:p>
      <text:p text:style-name="P7"><text:s text:c="20"/>break;</text:p>
      <text:p text:style-name="P7"><text:s text:c="16"/>}</text:p>
      <text:p text:style-name="P7"><text:s text:c="16"/>case "save": {</text:p>
      <text:p text:style-name="P7"><text:s text:c="20"/>Storage.getInstanceOf().saveStorage();</text:p>
      <text:p text:style-name="P7"><text:s text:c="20"/>break;</text:p>
      <text:p text:style-name="P7"><text:s text:c="16"/>}</text:p>
      <text:p text:style-name="P7"><text:s text:c="16"/>case "remove_lower": {</text:p>
      <text:p text:style-name="P7"><text:s text:c="20"/>removeLower(object);</text:p>
      <text:p text:style-name="P7"><text:s text:c="20"/>break;</text:p>
      <text:p text:style-name="P7"><text:s text:c="16"/>}</text:p>
      <text:p text:style-name="P7"><text:s text:c="16"/>case "insert": {</text:p>
      <text:p text:style-name="P7"><text:s text:c="20"/>insetNewObject(object);</text:p>
      <text:p text:style-name="P7"><text:s text:c="20"/>break;</text:p>
      <text:p text:style-name="P7"><text:s text:c="16"/>}</text:p>
      <text:p text:style-name="P7"><text:s text:c="16"/>case "remove_greater": {</text:p>
      <text:p text:style-name="P7"><text:s text:c="20"/>removeGreater(object);</text:p>
      <text:p text:style-name="P7"><text:s text:c="20"/>break;</text:p>
      <text:p text:style-name="P7"><text:s text:c="16"/>}</text:p>
      <text:p text:style-name="P7"><text:s text:c="16"/>case "load": {</text:p>
      <text:p text:style-name="P7"><text:s text:c="20"/>Storage.getInstanceOf().loadFromFile();</text:p>
      <text:p text:style-name="P7"><text:s text:c="20"/>break;</text:p>
      <text:p text:style-name="P7"><text:s text:c="16"/>}</text:p>
      <text:p text:style-name="P7"><text:s text:c="16"/>case "info": {</text:p>
      <text:p text:style-name="P7"><text:s text:c="20"/>writeInfo(currentDate);</text:p>
      <text:p text:style-name="P7"><text:s text:c="20"/>break;</text:p>
      <text:p text:style-name="P7"><text:s text:c="16"/>}</text:p>
      <text:p text:style-name="P7"><text:s text:c="16"/>case "remove_all": {</text:p>
      <text:p text:style-name="P7"><text:s text:c="20"/>removeAll(object);</text:p>
      <text:p text:style-name="P7"><text:s text:c="20"/>break;</text:p>
      <text:p text:style-name="P7"><text:s text:c="16"/>}</text:p>
      <text:p text:style-name="P7"><text:s text:c="16"/>case "remove": {</text:p>
      <text:p text:style-name="P7"><text:s text:c="20"/>removeWithKey(object);</text:p>
      <text:p text:style-name="P7"><text:soft-page-break/><text:s text:c="20"/>break;</text:p>
      <text:p text:style-name="P7"><text:s text:c="16"/>}</text:p>
      <text:p text:style-name="P7"><text:s text:c="16"/>case "import": {</text:p>
      <text:p text:style-name="P7"><text:s text:c="20"/>importAllFromFile(object);</text:p>
      <text:p text:style-name="P7"><text:s text:c="20"/>break;</text:p>
      <text:p text:style-name="P7"><text:s text:c="16"/>}</text:p>
      <text:p text:style-name="P7"><text:s text:c="16"/>case "clear": {</text:p>
      <text:p text:style-name="P7"><text:s text:c="20"/>clear();</text:p>
      <text:p text:style-name="P7"><text:s text:c="20"/>break;</text:p>
      <text:p text:style-name="P7"><text:s text:c="16"/>}</text:p>
      <text:p text:style-name="P7"><text:s text:c="16"/>case "add_if_min": {</text:p>
      <text:p text:style-name="P7"><text:s text:c="20"/>addIfMin(object);</text:p>
      <text:p text:style-name="P7"><text:s text:c="20"/>break;</text:p>
      <text:p text:style-name="P7"><text:s text:c="16"/>}</text:p>
      <text:p text:style-name="P7"><text:s text:c="16"/>case "show_state": {</text:p>
      <text:p text:style-name="P7"><text:s text:c="20"/>printWriter.println(Storage.getInstanceOf().getFamily());</text:p>
      <text:p text:style-name="P7"><text:s text:c="20"/>break;</text:p>
      <text:p text:style-name="P7"><text:s text:c="16"/>}</text:p>
      <text:p text:style-name="P7"><text:s text:c="16"/>case "exit": {</text:p>
      <text:p text:style-name="P7"><text:s text:c="20"/>exit = true;</text:p>
      <text:p text:style-name="P7"><text:s text:c="20"/>break;</text:p>
      <text:p text:style-name="P7"><text:s text:c="16"/>}</text:p>
      <text:p text:style-name="P7"><text:s text:c="16"/>default:</text:p>
      <text:p text:style-name="P7"><text:s text:c="20"/>printWriter.println("Нет такой команды");</text:p>
      <text:p text:style-name="P7"><text:s text:c="12"/>}</text:p>
      <text:p text:style-name="P7"><text:s text:c="12"/>if (exit) {</text:p>
      <text:p text:style-name="P7"><text:s text:c="16"/>break;</text:p>
      <text:p text:style-name="P7"><text:s text:c="12"/>} else {</text:p>
      <text:p text:style-name="P7"><text:s text:c="16"/>printWriter.println("Ожидание команды");</text:p>
      <text:p text:style-name="P7"><text:s text:c="16"/>command = sc.nextLine();</text:p>
      <text:p text:style-name="P7"><text:s text:c="12"/>}</text:p>
      <text:p text:style-name="P7"><text:s text:c="8"/>}</text:p>
      <text:p text:style-name="P7"><text:s text:c="4"/>}</text:p>
      <text:p text:style-name="P7"/>
      <text:p text:style-name="P7"/>
      <text:p text:style-name="P7"><text:s text:c="4"/>//Parse входных данных</text:p>
      <text:p text:style-name="P7"><text:s text:c="4"/>private void parseCommand(String command) {</text:p>
      <text:p text:style-name="P7"><text:s text:c="8"/>command = command.trim();</text:p>
      <text:p text:style-name="P7"><text:s text:c="8"/>try {</text:p>
      <text:p text:style-name="P7"><text:s text:c="12"/>this.command = command.substring(0, command.indexOf(' '));</text:p>
      <text:p text:style-name="P7"><text:s text:c="12"/>this.object = command.substring(command.indexOf(' '), command.length()).trim();</text:p>
      <text:p text:style-name="P7"><text:s text:c="8"/>} catch (IndexOutOfBoundsException ex) {</text:p>
      <text:p text:style-name="P7"><text:s text:c="12"/>this.command = command;</text:p>
      <text:p text:style-name="P7"><text:s text:c="12"/>this.object = null;</text:p>
      <text:p text:style-name="P7"><text:s text:c="8"/>}</text:p>
      <text:p text:style-name="P7"><text:s text:c="4"/>}</text:p>
      <text:p text:style-name="P7"/>
      <text:p text:style-name="P7"><text:s text:c="4"/>/**</text:p>
      <text:p text:style-name="P7"><text:s text:c="5"/>* Команда: -help.</text:p>
      <text:p text:style-name="P7"><text:s text:c="5"/>* Помощь юзеру. Вывод реализованных функций с кратким описанием.</text:p>
      <text:p text:style-name="P7"><text:s text:c="5"/>* При вызове метода происходит считывание инфорамации из базы данных.</text:p>
      <text:p text:style-name="P7"><text:s text:c="5"/>*</text:p>
      <text:p text:style-name="P7"><text:s text:c="5"/>* @since 1.0</text:p>
      <text:p text:style-name="P7"><text:s text:c="5"/>*/</text:p>
      <text:p text:style-name="P7"><text:soft-page-break/><text:s text:c="4"/>private void helpForUser() {</text:p>
      <text:p text:style-name="P7"><text:s text:c="8"/>try (FileReader fileReader = new FileReader("help")) {</text:p>
      <text:p text:style-name="P7"><text:s text:c="12"/>int c = fileReader.read();</text:p>
      <text:p text:style-name="P7"><text:s text:c="12"/>while (c != -1) {</text:p>
      <text:p text:style-name="P7"><text:s text:c="16"/>System.out.print((char) c);</text:p>
      <text:p text:style-name="P7"><text:s text:c="16"/>c = fileReader.read();</text:p>
      <text:p text:style-name="P7"><text:s text:c="12"/>}</text:p>
      <text:p text:style-name="P7"><text:s text:c="8"/>} catch (FileNotFoundException e) {</text:p>
      <text:p text:style-name="P7"><text:s text:c="12"/>System.out.println("Файл не найден");</text:p>
      <text:p text:style-name="P7"><text:s text:c="8"/>} catch (IOException e) {</text:p>
      <text:p text:style-name="P7"><text:s text:c="12"/>System.out.println("Проверьте корректность файла");</text:p>
      <text:p text:style-name="P7"><text:s text:c="8"/>}</text:p>
      <text:p text:style-name="P7"/>
      <text:p text:style-name="P7"/>
      <text:p text:style-name="P7">// <text:s text:c="11"/>ResultSet resultSet = new ConnectDB().readDataFromDB();</text:p>
      <text:p text:style-name="P7">// <text:s text:c="11"/>while (resultSet.next()) {</text:p>
      <text:p text:style-name="P7">// <text:s text:c="15"/>System.out.print(resultSet.getString(1));</text:p>
      <text:p text:style-name="P7">// <text:s text:c="15"/>for (int i = resultSet.getString(1).length(); i &lt; 15; i++)</text:p>
      <text:p text:style-name="P7">// <text:s text:c="19"/>System.out.print(" ");</text:p>
      <text:p text:style-name="P7">// <text:s text:c="15"/>System.out.println(resultSet.getString(2));</text:p>
      <text:p text:style-name="P7">// <text:s text:c="11"/>}</text:p>
      <text:p text:style-name="P7">// <text:s text:c="7"/>} catch (SQLException e) {</text:p>
      <text:p text:style-name="P7">// <text:s text:c="11"/>System.out.println("Соединение с базой разорвано.");</text:p>
      <text:p text:style-name="P7">// <text:s text:c="11"/>Thread.interrupted();</text:p>
      <text:p text:style-name="P7">// <text:s text:c="7"/>}</text:p>
      <text:p text:style-name="P7"/>
      <text:p text:style-name="P7"/>
      <text:p text:style-name="P7"><text:s text:c="4"/>}</text:p>
      <text:p text:style-name="P7"/>
      <text:p text:style-name="P7"><text:s text:c="4"/>/**</text:p>
      <text:p text:style-name="P7"><text:s text:c="5"/>* Команда: info.</text:p>
      <text:p text:style-name="P7"><text:s text:c="5"/>* Выводит основную информацию о классе Storage.</text:p>
      <text:p text:style-name="P7"><text:s text:c="5"/>*</text:p>
      <text:p text:style-name="P7"><text:s text:c="5"/>* @param currentDate На вход ожидается дата заполнения коллекции {@link Storage#family}</text:p>
      <text:p text:style-name="P7"><text:s text:c="5"/>* @since 1.0</text:p>
      <text:p text:style-name="P7"><text:s text:c="5"/>*/</text:p>
      <text:p text:style-name="P7"><text:s text:c="4"/>private void writeInfo(Date currentDate) {</text:p>
      <text:p text:style-name="P7"><text:s text:c="8"/>Class cl = Storage.getInstanceOf().getFamily().getClass();</text:p>
      <text:p text:style-name="P7"><text:s text:c="8"/>printWriter.println("Имя коллекции - " + cl.getCanonicalName());</text:p>
      <text:p text:style-name="P7"><text:s text:c="8"/>printWriter.println("Дата инициализации - " + currentDate);</text:p>
      <text:p text:style-name="P7"><text:s text:c="8"/>printWriter.println("Количество элемнтов - " + Storage.getInstanceOf().getFamily().size());</text:p>
      <text:p text:style-name="P7"><text:s text:c="8"/>printWriter.println("Пакет - " + cl.getPackage());</text:p>
      <text:p text:style-name="P7"><text:s text:c="8"/>printWriter.println("Имя родительсокго класса - " + cl.getSuperclass().getName());</text:p>
      <text:p text:style-name="P7"><text:s text:c="8"/>printWriter.println("Интерфейсы: ");</text:p>
      <text:p text:style-name="P7"><text:s text:c="8"/>Class[] interfaces = cl.getInterfaces();</text:p>
      <text:p text:style-name="P7"><text:s text:c="8"/>for (Class c : interfaces) {</text:p>
      <text:p text:style-name="P7"><text:s text:c="12"/>printWriter.println(c.getName());</text:p>
      <text:p text:style-name="P7"><text:s text:c="8"/>}</text:p>
      <text:p text:style-name="P7"><text:s text:c="4"/>}</text:p>
      <text:p text:style-name="P7">}</text:p>
      <text:p text:style-name="P7"/>
      <text:p text:style-name="P7"/>
      <text:p text:style-name="P6">Класс ParseCSV</text:p>
      <text:p text:style-name="P7"><text:soft-page-break/>package GUI;</text:p>
      <text:p text:style-name="P7"/>
      <text:p text:style-name="P7">import deprecated.People;</text:p>
      <text:p text:style-name="P7"/>
      <text:p text:style-name="P7">import java.io.*;</text:p>
      <text:p text:style-name="P7">import java.lang.reflect.InvocationTargetException;</text:p>
      <text:p text:style-name="P7">import java.lang.reflect.Method;</text:p>
      <text:p text:style-name="P7"/>
      <text:p text:style-name="P7">/**</text:p>
      <text:p text:style-name="P7"><text:s/>* Created by slavik on 25.02.17.</text:p>
      <text:p text:style-name="P7"><text:s/>*/</text:p>
      <text:p text:style-name="P7">public class ParseCSV {</text:p>
      <text:p text:style-name="P7"/>
      <text:p text:style-name="P7"><text:s text:c="4"/>private final static ParseCSV instanceOf = new ParseCSV();</text:p>
      <text:p text:style-name="P7"><text:s text:c="4"/>private PrintWriter printWriter = new PrintWriter(System.out, true);</text:p>
      <text:p text:style-name="P7"><text:s text:c="4"/>private static final Storage storage;</text:p>
      <text:p text:style-name="P7"/>
      <text:p text:style-name="P7"><text:s text:c="4"/>static {</text:p>
      <text:p text:style-name="P7"><text:s text:c="8"/>storage = new Storage();</text:p>
      <text:p text:style-name="P7"><text:s text:c="4"/>}</text:p>
      <text:p text:style-name="P7"/>
      <text:p text:style-name="P7"/>
      <text:p text:style-name="P7"><text:s text:c="4"/>public static ParseCSV getInstanceOf() {</text:p>
      <text:p text:style-name="P7"><text:s text:c="8"/>return instanceOf;</text:p>
      <text:p text:style-name="P7"><text:s text:c="4"/>}</text:p>
      <text:p text:style-name="P7"/>
      <text:p text:style-name="P7"><text:s text:c="4"/>public boolean readFromFile(String path) {</text:p>
      <text:p text:style-name="P7"><text:s text:c="8"/>int count = 1;</text:p>
      <text:p text:style-name="P7"><text:s text:c="8"/>int numberOfReadLine = 0;</text:p>
      <text:p text:style-name="P7"><text:s text:c="8"/>try (FileReader fileReader = new FileReader(path)) {</text:p>
      <text:p text:style-name="P7"><text:s text:c="12"/>int c;</text:p>
      <text:p text:style-name="P7"><text:s text:c="12"/>String object = "";</text:p>
      <text:p text:style-name="P7"><text:s text:c="12"/>while ((c = fileReader.read()) != -1) {</text:p>
      <text:p text:style-name="P7"><text:s text:c="16"/>if ((char) c == '\n') {</text:p>
      <text:p text:style-name="P7"><text:s text:c="20"/>if (fromCSV(object, count)) {</text:p>
      <text:p text:style-name="P7"><text:s text:c="24"/>numberOfReadLine++;</text:p>
      <text:p text:style-name="P7"><text:s text:c="20"/>}</text:p>
      <text:p text:style-name="P7"><text:s text:c="20"/>count++;</text:p>
      <text:p text:style-name="P7"><text:s text:c="20"/>object = "";</text:p>
      <text:p text:style-name="P7"><text:s text:c="16"/>} else {</text:p>
      <text:p text:style-name="P7"><text:s text:c="20"/>object = object + (char) c;</text:p>
      <text:p text:style-name="P7"><text:s text:c="16"/>}</text:p>
      <text:p text:style-name="P7"><text:s text:c="12"/>}</text:p>
      <text:p text:style-name="P7"/>
      <text:p text:style-name="P7"><text:s text:c="12"/>printWriter.printf("Было считано %d строк из файла %s\n", numberOfReadLine,path);</text:p>
      <text:p text:style-name="P7"><text:s text:c="12"/>Storage.setInstanceOf(storage);</text:p>
      <text:p text:style-name="P7"><text:s text:c="12"/>return true;</text:p>
      <text:p text:style-name="P7"><text:s text:c="8"/>} catch (FileNotFoundException e) {</text:p>
      <text:p text:style-name="P7"><text:s text:c="12"/>printWriter.println("Файл не найден.");</text:p>
      <text:p text:style-name="P7"><text:s text:c="12"/>return false;</text:p>
      <text:p text:style-name="P7"><text:s text:c="8"/>}catch (IOException e) {</text:p>
      <text:p text:style-name="P7"><text:s text:c="12"/>printWriter.println("При чтении файла произошла ошибка. Проверьте содержимое файла.");</text:p>
      <text:p text:style-name="P7"><text:s text:c="12"/>return false;</text:p>
      <text:p text:style-name="P7"><text:soft-page-break/><text:s text:c="8"/>}</text:p>
      <text:p text:style-name="P7"><text:s text:c="4"/>}</text:p>
      <text:p text:style-name="P7"/>
      <text:p text:style-name="P7"/>
      <text:p text:style-name="P7"><text:s text:c="4"/>/**</text:p>
      <text:p text:style-name="P7"><text:s text:c="5"/>* Парсит CSV.</text:p>
      <text:p text:style-name="P7"><text:s text:c="5"/>* @param csv ожидается строка формата CSV.</text:p>
      <text:p text:style-name="P7"><text:s text:c="5"/>* <text:s text:c="11"/>Пример входных данных: Имя;Возраст;[Miss/Bother/Chat;String[]]</text:p>
      <text:p text:style-name="P7"><text:s text:c="5"/>*@param count Номер строки из файла.</text:p>
      <text:p text:style-name="P7"><text:s text:c="5"/>*@return boolean Сигнал об успешном парсинге строки.</text:p>
      <text:p text:style-name="P7"><text:s text:c="5"/>*/</text:p>
      <text:p text:style-name="P7"><text:s text:c="4"/>private boolean fromCSV(String csv, int count) {</text:p>
      <text:p text:style-name="P7"><text:s text:c="8"/>String[] object = csv.split(";");</text:p>
      <text:p text:style-name="P7"><text:s text:c="8"/>People people = new People();</text:p>
      <text:p text:style-name="P7"><text:s text:c="8"/>Method method = null;</text:p>
      <text:p text:style-name="P7"><text:s text:c="8"/>boolean state = false;</text:p>
      <text:p text:style-name="P7"/>
      <text:p text:style-name="P7"><text:s text:c="8"/>try {</text:p>
      <text:p text:style-name="P7"><text:s text:c="12"/>people = new People(object[0]);</text:p>
      <text:p text:style-name="P7"><text:s text:c="12"/>people.setAge(Integer.parseInt(object[1]));</text:p>
      <text:p text:style-name="P7"><text:s text:c="12"/>state = true;</text:p>
      <text:p text:style-name="P7"><text:s text:c="8"/>} catch (IndexOutOfBoundsException ex) {</text:p>
      <text:p text:style-name="P7"><text:s text:c="12"/>printWriter.printf("Не удалось распознать объект в строке %d, у человека должно быть хотябы имя и возраст \n", count);</text:p>
      <text:p text:style-name="P7"><text:s text:c="8"/>} catch (NumberFormatException ex) {</text:p>
      <text:p text:style-name="P7"><text:s text:c="12"/>printWriter.printf("Проверьте %d строку, возраст не может быть символом/строкой \n", count);</text:p>
      <text:p text:style-name="P7"><text:s text:c="8"/>}</text:p>
      <text:p text:style-name="P7"/>
      <text:p text:style-name="P7"><text:s text:c="8"/>if (state)</text:p>
      <text:p text:style-name="P7"><text:s text:c="12"/>for (int i = 2; i &lt; object.length; ) {</text:p>
      <text:p text:style-name="P7"><text:s text:c="16"/>try {</text:p>
      <text:p text:style-name="P7"><text:s text:c="20"/>Class cl = Class.forName(object[i] + "able");</text:p>
      <text:p text:style-name="P7"><text:s text:c="20"/>method = people.getClass().getDeclaredMethod(("set" + object[i]), cl);</text:p>
      <text:p text:style-name="P7"><text:s text:c="20"/>if (i + 1 &lt; object.length) {</text:p>
      <text:p text:style-name="P7"><text:s text:c="24"/>method.invoke(people, new People(object[i + 1]));</text:p>
      <text:p text:style-name="P7"><text:s text:c="20"/>}</text:p>
      <text:p text:style-name="P7"><text:s text:c="20"/>i += 2;</text:p>
      <text:p text:style-name="P7"><text:s text:c="16"/>} catch (ClassNotFoundException e) {</text:p>
      <text:p text:style-name="P7"><text:s text:c="20"/>try {</text:p>
      <text:p text:style-name="P7"><text:s text:c="24"/>method.invoke(people, new People(object[i]));</text:p>
      <text:p text:style-name="P7"><text:s text:c="20"/>} catch (Exception ex) {</text:p>
      <text:p text:style-name="P7"><text:s text:c="24"/>printWriter.printf("В строке %d ошибка %s, такой коллекции нет \n", count, object[i]);</text:p>
      <text:p text:style-name="P7"><text:s text:c="20"/>}</text:p>
      <text:p text:style-name="P7"><text:s text:c="20"/>++i;</text:p>
      <text:p text:style-name="P7"><text:s text:c="16"/>} catch (NoSuchMethodException e) {</text:p>
      <text:p text:style-name="P7"><text:s text:c="20"/>printWriter.printf("В строке %d ошибка в объявлении метода %s \n", count, object[i]);</text:p>
      <text:p text:style-name="P7"><text:s text:c="16"/>} catch (IllegalAccessException | InvocationTargetException e) {</text:p>
      <text:p text:style-name="P7"><text:s text:c="20"/>printWriter.printf("В строке %d ошибка в вызове метода %s\n", count, object[i]);</text:p>
      <text:p text:style-name="P7"><text:s text:c="16"/>}</text:p>
      <text:p text:style-name="P7"><text:s text:c="12"/>}</text:p>
      <text:p text:style-name="P7"><text:s text:c="8"/>if (state)</text:p>
      <text:p text:style-name="P7"><text:soft-page-break/><text:s text:c="12"/>storage.getFamily().put(String.valueOf(storage.getFamily().size()), people);</text:p>
      <text:p text:style-name="P7"><text:s text:c="8"/>return state;</text:p>
      <text:p text:style-name="P7"><text:s text:c="4"/>}</text:p>
      <text:p text:style-name="P7">}</text:p>
      <text:p text:style-name="P7"/>
      <text:p text:style-name="P7"/>
      <text:p text:style-name="P6">Класс Storage</text:p>
      <text:p text:style-name="P7">package GUI;</text:p>
      <text:p text:style-name="P7"/>
      <text:p text:style-name="P7">import com.google.gson.Gson;</text:p>
      <text:p text:style-name="P7">import com.google.gson.GsonBuilder;</text:p>
      <text:p text:style-name="P7">import com.google.gson.JsonSyntaxException;</text:p>
      <text:p text:style-name="P7">import com.google.gson.reflect.TypeToken;</text:p>
      <text:p text:style-name="P7">import deprecated.Food;</text:p>
      <text:p text:style-name="P7">import deprecated.People;</text:p>
      <text:p text:style-name="P7">import deprecated.Place;</text:p>
      <text:p text:style-name="P7"/>
      <text:p text:style-name="P7">import java.io.*;</text:p>
      <text:p text:style-name="P7">import java.lang.reflect.Type;</text:p>
      <text:p text:style-name="P7">import java.util.*;</text:p>
      <text:p text:style-name="P7"/>
      <text:p text:style-name="P7">/**</text:p>
      <text:p text:style-name="P7"><text:s/>* Created by slavik on 19.02.17.</text:p>
      <text:p text:style-name="P7"><text:s/>*/</text:p>
      <text:p text:style-name="P7">public class Storage {</text:p>
      <text:p text:style-name="P7"><text:s text:c="4"/>private Map&lt;String, People&gt; family = new LinkedHashMap&lt;&gt;();</text:p>
      <text:p text:style-name="P7"><text:s text:c="4"/>private final int аllPlaces = 15;</text:p>
      <text:p text:style-name="P7"><text:s text:c="4"/>private Map&lt;Integer, People&gt; familyOfChild = new LinkedHashMap&lt;&gt;();</text:p>
      <text:p text:style-name="P7"><text:s text:c="4"/>private List&lt;Place&gt; places = new ArrayList&lt;&gt;();</text:p>
      <text:p text:style-name="P7"><text:s text:c="4"/>private List&lt;People&gt; atTable = new ArrayList&lt;&gt;();</text:p>
      <text:p text:style-name="P7"><text:s text:c="4"/>private static Storage instanceOf;</text:p>
      <text:p text:style-name="P7"/>
      <text:p text:style-name="P7"><text:s text:c="4"/>public Storage() {</text:p>
      <text:p text:style-name="P7"><text:s text:c="4"/>}</text:p>
      <text:p text:style-name="P7"/>
      <text:p text:style-name="P7"><text:s text:c="4"/>void loadFromFile() {</text:p>
      <text:p text:style-name="P7"><text:s text:c="8"/>GsonBuilder builder = new GsonBuilder();</text:p>
      <text:p text:style-name="P7"><text:s text:c="8"/>builder.registerTypeAdapter(Missable.class, new InterfaceAdapter&lt;People&gt;());</text:p>
      <text:p text:style-name="P7"><text:s text:c="8"/>builder.registerTypeAdapter(Chatable.class, new InterfaceAdapter&lt;People&gt;());</text:p>
      <text:p text:style-name="P7"><text:s text:c="8"/>builder.registerTypeAdapter(Botherable.class, new InterfaceAdapter&lt;People&gt;());</text:p>
      <text:p text:style-name="P7"><text:s text:c="8"/>Gson gson = builder.create();</text:p>
      <text:p text:style-name="P7"/>
      <text:p text:style-name="P7"/>
      <text:p text:style-name="P7"><text:s text:c="8"/>String string = "";</text:p>
      <text:p text:style-name="P7"><text:s text:c="8"/>try (FileReader reader = new FileReader("objects")) {</text:p>
      <text:p text:style-name="P7"><text:s text:c="12"/>int c;</text:p>
      <text:p text:style-name="P7"><text:s text:c="12"/>while ((c = reader.read()) != -1) {</text:p>
      <text:p text:style-name="P7"><text:s text:c="16"/>string = string + (char) c;</text:p>
      <text:p text:style-name="P7"><text:s text:c="12"/>}</text:p>
      <text:p text:style-name="P7"><text:s text:c="12"/>Type typeMap = new TypeToken&lt;Map&lt;String, People&gt;&gt;() {</text:p>
      <text:p text:style-name="P7"><text:s text:c="12"/>}.getType();</text:p>
      <text:p text:style-name="P7"><text:s text:c="12"/>Map&lt;String,People&gt; map = gson.fromJson(string,typeMap);</text:p>
      <text:p text:style-name="P7"><text:s text:c="12"/>if (map==null)</text:p>
      <text:p text:style-name="P7"><text:s text:c="16"/>throw new NullPointerException();</text:p>
      <text:p text:style-name="P7"><text:soft-page-break/><text:s text:c="12"/>family.clear();</text:p>
      <text:p text:style-name="P7"><text:s text:c="12"/>family.putAll(map);</text:p>
      <text:p text:style-name="P7"><text:s text:c="12"/>System.out.printf("%d объекта считано с файла 'objects'\n", family.size());</text:p>
      <text:p text:style-name="P7"><text:s text:c="8"/>} catch (JsonSyntaxException e) {</text:p>
      <text:p text:style-name="P7"><text:s text:c="12"/>System.out.println("Не удалось распознать объект, проверьте корректность данных");</text:p>
      <text:p text:style-name="P7"><text:s text:c="12"/>System.out.println(e.getCause());</text:p>
      <text:p text:style-name="P7"><text:s text:c="8"/>} catch(FileNotFoundException ex) {</text:p>
      <text:p text:style-name="P7"><text:s text:c="12"/>System.out.println("Файл не найден");</text:p>
      <text:p text:style-name="P7"><text:s text:c="8"/>}catch (IOException ex) {</text:p>
      <text:p text:style-name="P7"><text:s text:c="12"/>System.out.println("Произошла ошибка при чтении файла");</text:p>
      <text:p text:style-name="P7"><text:s text:c="8"/>}catch (NullPointerException ex){</text:p>
      <text:p text:style-name="P7"><text:s text:c="12"/>System.out.println("Произошла ошибка, возможно файл пуст");</text:p>
      <text:p text:style-name="P7"><text:s text:c="8"/>}</text:p>
      <text:p text:style-name="P7"><text:s text:c="4"/>}</text:p>
      <text:p text:style-name="P7"/>
      <text:p text:style-name="P7"/>
      <text:p text:style-name="P7"><text:s text:c="4"/>void loadDefaultObjects() {</text:p>
      <text:p text:style-name="P7"><text:s text:c="8"/>People x = new People();</text:p>
      <text:p text:style-name="P7"/>
      <text:p text:style-name="P7"><text:s text:c="8"/>for (int i = 0; i &lt; аllPlaces; i++) {</text:p>
      <text:p text:style-name="P7"><text:s text:c="12"/>places.add(new Place());</text:p>
      <text:p text:style-name="P7"><text:s text:c="8"/>}</text:p>
      <text:p text:style-name="P7"/>
      <text:p text:style-name="P7"><text:s text:c="8"/>x.setName("Малыш");</text:p>
      <text:p text:style-name="P7"><text:s text:c="8"/>x.setAge(7);</text:p>
      <text:p text:style-name="P7"><text:s text:c="8"/>places.get(0).setFull(x);</text:p>
      <text:p text:style-name="P7"><text:s text:c="8"/>family.put("0", x);</text:p>
      <text:p text:style-name="P7"/>
      <text:p text:style-name="P7"><text:s text:c="8"/>x = new People();</text:p>
      <text:p text:style-name="P7"><text:s text:c="8"/>x.setName("мама");</text:p>
      <text:p text:style-name="P7"><text:s text:c="8"/>x.setAge(31);</text:p>
      <text:p text:style-name="P7"><text:s text:c="8"/>places.get(1).setFull(x);</text:p>
      <text:p text:style-name="P7"><text:s text:c="8"/>family.put("1", x);</text:p>
      <text:p text:style-name="P7"><text:s text:c="8"/>familyOfChild.put(0, x);</text:p>
      <text:p text:style-name="P7"/>
      <text:p text:style-name="P7"><text:s text:c="8"/>x = new People();</text:p>
      <text:p text:style-name="P7"><text:s text:c="8"/>x.setName("Папа");</text:p>
      <text:p text:style-name="P7"><text:s text:c="8"/>x.setAge(32);</text:p>
      <text:p text:style-name="P7"><text:s text:c="8"/>places.get(2).setFull(x);</text:p>
      <text:p text:style-name="P7"><text:s text:c="8"/>family.put("2", x);</text:p>
      <text:p text:style-name="P7"><text:s text:c="8"/>familyOfChild.put(1, x);</text:p>
      <text:p text:style-name="P7"/>
      <text:p text:style-name="P7"><text:s text:c="8"/>x = new People();</text:p>
      <text:p text:style-name="P7"><text:s text:c="8"/>x.setName("Босс");</text:p>
      <text:p text:style-name="P7"><text:s text:c="8"/>x.setAge(23);</text:p>
      <text:p text:style-name="P7"><text:s text:c="8"/>places.get(3).setFull(x);</text:p>
      <text:p text:style-name="P7"><text:s text:c="8"/>family.put("3", x);</text:p>
      <text:p text:style-name="P7"><text:s text:c="8"/>familyOfChild.put(2, x);</text:p>
      <text:p text:style-name="P7"/>
      <text:p text:style-name="P7"><text:s text:c="8"/>x = new People();</text:p>
      <text:p text:style-name="P7"><text:s text:c="8"/>x.setName("Бетан");</text:p>
      <text:p text:style-name="P7"><text:s text:c="8"/>x.setAge(26);</text:p>
      <text:p text:style-name="P7"><text:s text:c="8"/>places.get(4).setFull(x);</text:p>
      <text:p text:style-name="P7"><text:s text:c="8"/>family.put("4", x);</text:p>
      <text:p text:style-name="P7"><text:soft-page-break/><text:s text:c="8"/>familyOfChild.put(3, x);</text:p>
      <text:p text:style-name="P7"/>
      <text:p text:style-name="P7"><text:s text:c="8"/>x = new People();</text:p>
      <text:p text:style-name="P7"><text:s text:c="8"/>x.setName("Бок");</text:p>
      <text:p text:style-name="P7"><text:s text:c="8"/>x.setAge(38);</text:p>
      <text:p text:style-name="P7"><text:s text:c="8"/>places.get(5).setFull(x);</text:p>
      <text:p text:style-name="P7"><text:s text:c="8"/>family.put("5", x);</text:p>
      <text:p text:style-name="P7"/>
      <text:p text:style-name="P7"><text:s text:c="8"/>x = new People();</text:p>
      <text:p text:style-name="P7"><text:s text:c="8"/>x.setName("Фрид");</text:p>
      <text:p text:style-name="P7"><text:s text:c="8"/>x.setAge(45);</text:p>
      <text:p text:style-name="P7"><text:s text:c="8"/>places.get(6).setFull(x);</text:p>
      <text:p text:style-name="P7"><text:s text:c="8"/>family.put("6", x);</text:p>
      <text:p text:style-name="P7"/>
      <text:p text:style-name="P7"><text:s text:c="8"/>System.out.println("Данные загружены");</text:p>
      <text:p text:style-name="P7"><text:s text:c="4"/>}</text:p>
      <text:p text:style-name="P7"/>
      <text:p text:style-name="P7"/>
      <text:p text:style-name="P7"><text:s text:c="4"/>/**</text:p>
      <text:p text:style-name="P7"><text:s text:c="5"/>* Команда save.</text:p>
      <text:p text:style-name="P7"><text:s text:c="5"/>* Сохраняет весь объект типа {@link Storage} в файл.</text:p>
      <text:p text:style-name="P7"><text:s text:c="5"/>*</text:p>
      <text:p text:style-name="P7"><text:s text:c="5"/>* @version 1.0</text:p>
      <text:p text:style-name="P7"><text:s text:c="5"/>*/</text:p>
      <text:p text:style-name="P7"><text:s text:c="4"/>public void saveStorage() {</text:p>
      <text:p text:style-name="P7"><text:s text:c="8"/>GsonBuilder builder = new GsonBuilder();</text:p>
      <text:p text:style-name="P7"/>
      <text:p text:style-name="P7"><text:s text:c="8"/>builder.registerTypeAdapter(Missable.class, new InterfaceAdapter&lt;People&gt;());</text:p>
      <text:p text:style-name="P7"><text:s text:c="8"/>builder.registerTypeAdapter(Chatable.class, new InterfaceAdapter&lt;People&gt;());</text:p>
      <text:p text:style-name="P7"><text:s text:c="8"/>builder.registerTypeAdapter(Botherable.class, new InterfaceAdapter&lt;People&gt;());</text:p>
      <text:p text:style-name="P7"/>
      <text:p text:style-name="P7"><text:s text:c="8"/>Gson gson = builder.create();</text:p>
      <text:p text:style-name="P7"/>
      <text:p text:style-name="P7"><text:s text:c="8"/>try (PrintWriter printWriter = new PrintWriter("objects")) {</text:p>
      <text:p text:style-name="P7"><text:s text:c="12"/>printWriter.println(gson.toJson(Storage.getInstanceOf().getFamily()));</text:p>
      <text:p text:style-name="P7"><text:s text:c="12"/>System.out.println("Коллекция 'family' была сохранена в файл 'objects'");</text:p>
      <text:p text:style-name="P7"><text:s text:c="8"/>}catch (FileNotFoundException ex ){</text:p>
      <text:p text:style-name="P7"><text:s text:c="12"/>System.out.println("Не хватает прав на запись в файл 'objects'");</text:p>
      <text:p text:style-name="P7"><text:s text:c="8"/>}catch (Exception e) {</text:p>
      <text:p text:style-name="P7"><text:s text:c="12"/>PrintWriter printWriter = new PrintWriter(System.out,true);</text:p>
      <text:p text:style-name="P7"><text:s text:c="12"/>printWriter.println("При сериализации произошла ошибка");</text:p>
      <text:p text:style-name="P7"><text:s text:c="8"/>}</text:p>
      <text:p text:style-name="P7"><text:s text:c="4"/>}</text:p>
      <text:p text:style-name="P7"/>
      <text:p text:style-name="P7"><text:s text:c="4"/>public Map&lt;String, People&gt; getFamily() {</text:p>
      <text:p text:style-name="P7"><text:s text:c="8"/>return family;</text:p>
      <text:p text:style-name="P7"><text:s text:c="4"/>}</text:p>
      <text:p text:style-name="P7"/>
      <text:p text:style-name="P7"/>
      <text:p text:style-name="P7"><text:s text:c="4"/>public int getАllPlaces() {</text:p>
      <text:p text:style-name="P7"><text:s text:c="8"/>return аllPlaces;</text:p>
      <text:p text:style-name="P7"><text:s text:c="4"/>}</text:p>
      <text:p text:style-name="P7"/>
      <text:p text:style-name="P7"><text:s text:c="4"/>public static Storage getInstanceOf() {</text:p>
      <text:p text:style-name="P7"><text:soft-page-break/><text:s text:c="8"/>return instanceOf;</text:p>
      <text:p text:style-name="P7"><text:s text:c="4"/>}</text:p>
      <text:p text:style-name="P7"/>
      <text:p text:style-name="P7"><text:s text:c="4"/>public <text:s/>List&lt;Place&gt; getPlaces() {</text:p>
      <text:p text:style-name="P7"><text:s text:c="8"/>return places;</text:p>
      <text:p text:style-name="P7"><text:s text:c="4"/>}</text:p>
      <text:p text:style-name="P7"/>
      <text:p text:style-name="P7"><text:s text:c="4"/>public static void setInstanceOf(Storage storage) {</text:p>
      <text:p text:style-name="P7"><text:s text:c="8"/>instanceOf = storage;</text:p>
      <text:p text:style-name="P7"><text:s text:c="4"/>}</text:p>
      <text:p text:style-name="P7"/>
      <text:p text:style-name="P7">}</text:p>
      <text:p text:style-name="P7"/>
      <text:p text:style-name="P11"/>
      <text:p text:style-name="P10"><text:tab/><text:span text:style-name="T5">Класс AddObjects</text:span></text:p>
      <text:p text:style-name="P19">package commands;</text:p>
      <text:p text:style-name="P19"/>
      <text:p text:style-name="P19">import com.google.gson.Gson;</text:p>
      <text:p text:style-name="P19">import com.google.gson.GsonBuilder;</text:p>
      <text:p text:style-name="P19">import com.google.gson.JsonSyntaxException;</text:p>
      <text:p text:style-name="P19"/>
      <text:p text:style-name="P19">import java.io.*;</text:p>
      <text:p text:style-name="P19">import java.lang.reflect.Type;</text:p>
      <text:p text:style-name="P19">import java.util.Map;</text:p>
      <text:p text:style-name="P19"/>
      <text:p text:style-name="P19">import GUI.*;</text:p>
      <text:p text:style-name="P19">import com.google.gson.reflect.TypeToken;</text:p>
      <text:p text:style-name="P19">import deprecated.People;</text:p>
      <text:p text:style-name="P19"/>
      <text:p text:style-name="P19">/**</text:p>
      <text:p text:style-name="P19"><text:s/>* Created by slavik on 22.02.17.</text:p>
      <text:p text:style-name="P19"><text:s/>*/</text:p>
      <text:p text:style-name="P19"/>
      <text:p text:style-name="P19">public class AddObjects {</text:p>
      <text:p text:style-name="P19"><text:s text:c="4"/>private static Gson gson = new GsonBuilder().create();</text:p>
      <text:p text:style-name="P19"><text:s text:c="4"/>private static PrintWriter printWriter = new PrintWriter(System.out, true);</text:p>
      <text:p text:style-name="P19"/>
      <text:p text:style-name="P19"><text:s text:c="4"/>/**</text:p>
      <text:p text:style-name="P19"><text:s text:c="5"/>* Команда: add_if_max.</text:p>
      <text:p text:style-name="P19"><text:s text:c="5"/>* Добавляет новый элемент в коллекцию, если его значение превышает значение наибольшего элемента этой коллекции.</text:p>
      <text:p text:style-name="P19"><text:s text:c="5"/>*</text:p>
      <text:p text:style-name="P19"><text:s text:c="5"/>* @param object Экземплят типа {@link People} для добавления в коллекцию.</text:p>
      <text:p text:style-name="P19"><text:s text:c="5"/>* @version 2.0</text:p>
      <text:p text:style-name="P19"><text:s text:c="5"/>*/</text:p>
      <text:p text:style-name="P19"><text:s text:c="4"/>public static void addIfMax(String object) {</text:p>
      <text:p text:style-name="P19"><text:s text:c="8"/>try {</text:p>
      <text:p text:style-name="P19"><text:s text:c="12"/>People people = gson.fromJson(object, People.class);</text:p>
      <text:p text:style-name="P19"><text:s text:c="12"/>if (people == null) {</text:p>
      <text:p text:style-name="P19"><text:s text:c="16"/>throw new NullPointerException();</text:p>
      <text:p text:style-name="P19"><text:s text:c="12"/>}</text:p>
      <text:p text:style-name="P19"><text:s text:c="12"/>boolean flag = true;</text:p>
      <text:p text:style-name="P19"><text:s text:c="12"/>for (People peopleCollection : Storage.getInstanceOf().getFamily().values()) {</text:p>
      <text:p text:style-name="P19"><text:soft-page-break/><text:s text:c="16"/>if (peopleCollection.getAge() &gt; people.getAge()) {</text:p>
      <text:p text:style-name="P19"><text:s text:c="20"/>flag = false;</text:p>
      <text:p text:style-name="P19"><text:s text:c="20"/>break;</text:p>
      <text:p text:style-name="P19"><text:s text:c="16"/>}</text:p>
      <text:p text:style-name="P19"><text:s text:c="12"/>}</text:p>
      <text:p text:style-name="P19"/>
      <text:p text:style-name="P19"><text:s text:c="12"/>if (flag) {</text:p>
      <text:p text:style-name="P19"><text:s text:c="16"/>Storage.getInstanceOf().getFamily().put(String.valueOf(Storage.getInstanceOf().getFamily().size()), people);</text:p>
      <text:p text:style-name="P19"><text:s text:c="16"/>printWriter.println("Объект успешно добавлен");</text:p>
      <text:p text:style-name="P19"><text:s text:c="12"/>} else {</text:p>
      <text:p text:style-name="P19"><text:s text:c="16"/>System.out.println("Объект не добавлен");</text:p>
      <text:p text:style-name="P19"><text:s text:c="12"/>}</text:p>
      <text:p text:style-name="P19"><text:s text:c="8"/>} catch (JsonSyntaxException ex) {</text:p>
      <text:p text:style-name="P19"><text:s text:c="12"/>printWriter.println("Не удалось распознать объект, проверьте корректность данных");</text:p>
      <text:p text:style-name="P19"><text:s text:c="12"/>printWriter.println(ex.getCause());</text:p>
      <text:p text:style-name="P19"><text:s text:c="8"/>} catch (NullPointerException ex) {</text:p>
      <text:p text:style-name="P19"><text:s text:c="12"/>printWriter.println("Не ввели данные об объекте");</text:p>
      <text:p text:style-name="P19"><text:s text:c="8"/>}</text:p>
      <text:p text:style-name="P19"><text:s text:c="4"/>}</text:p>
      <text:p text:style-name="P19"/>
      <text:p text:style-name="P19"><text:s text:c="4"/>/**</text:p>
      <text:p text:style-name="P19"><text:s text:c="5"/>* Команда add_if_min.</text:p>
      <text:p text:style-name="P19"><text:s text:c="5"/>* Добавляет новый элемент в коллекцию, если его значение меньше, чем у наименьшего элемента этой коллекции.</text:p>
      <text:p text:style-name="P19"><text:s text:c="5"/>*</text:p>
      <text:p text:style-name="P19"><text:s text:c="5"/>* @param object Ожидается конкретный экземпляр класса {@link People}</text:p>
      <text:p text:style-name="P19"><text:s text:c="5"/>* @version 2.0</text:p>
      <text:p text:style-name="P19"><text:s text:c="5"/>*/</text:p>
      <text:p text:style-name="P19"><text:s text:c="4"/>public static void addIfMin(String object) {</text:p>
      <text:p text:style-name="P19"><text:s text:c="8"/>try {</text:p>
      <text:p text:style-name="P19"><text:s text:c="12"/>People people = gson.fromJson(object, People.class);</text:p>
      <text:p text:style-name="P19"><text:s text:c="12"/>if (people == null) {</text:p>
      <text:p text:style-name="P19"><text:s text:c="16"/>throw new NullPointerException();</text:p>
      <text:p text:style-name="P19"><text:s text:c="12"/>}</text:p>
      <text:p text:style-name="P19"><text:s text:c="12"/>boolean flag = true;</text:p>
      <text:p text:style-name="P19"><text:s text:c="12"/>for (People peopleCollection : Storage.getInstanceOf().getFamily().values()) {</text:p>
      <text:p text:style-name="P19"><text:s text:c="16"/>if (peopleCollection.getAge() &lt; people.getAge()) {</text:p>
      <text:p text:style-name="P19"><text:s text:c="20"/>flag = false;</text:p>
      <text:p text:style-name="P19"><text:s text:c="20"/>break;</text:p>
      <text:p text:style-name="P19"><text:s text:c="16"/>}</text:p>
      <text:p text:style-name="P19"><text:s text:c="12"/>}</text:p>
      <text:p text:style-name="P19"/>
      <text:p text:style-name="P19"><text:s text:c="12"/>if (flag) {</text:p>
      <text:p text:style-name="P19"><text:s text:c="16"/>Storage.getInstanceOf().getFamily().put(String.valueOf(Storage.getInstanceOf().getFamily().size()), people);</text:p>
      <text:p text:style-name="P19"><text:s text:c="16"/>printWriter.println("Объект успешно добавлен");</text:p>
      <text:p text:style-name="P19"><text:s text:c="12"/>} else {</text:p>
      <text:p text:style-name="P19"><text:s text:c="16"/>System.out.println("Объект не добавлен");</text:p>
      <text:p text:style-name="P19"><text:s text:c="12"/>}</text:p>
      <text:p text:style-name="P19"><text:s text:c="8"/>} catch (JsonSyntaxException ex) {</text:p>
      <text:p text:style-name="P19"><text:s text:c="12"/>printWriter.println("Не удалось распознать объект, проверьте корректность данных");</text:p>
      <text:p text:style-name="P19"><text:soft-page-break/><text:s text:c="12"/>printWriter.println(ex.getCause());</text:p>
      <text:p text:style-name="P19"><text:s text:c="8"/>} catch (NullPointerException ex) {</text:p>
      <text:p text:style-name="P19"><text:s text:c="12"/>printWriter.println("Не ввели данные об объекте");</text:p>
      <text:p text:style-name="P19"><text:s text:c="8"/>}</text:p>
      <text:p text:style-name="P19"><text:s text:c="4"/>}</text:p>
      <text:p text:style-name="P19"/>
      <text:p text:style-name="P19"><text:s text:c="4"/>/**</text:p>
      <text:p text:style-name="P19"><text:s text:c="5"/>* Команда import.</text:p>
      <text:p text:style-name="P19"><text:s text:c="5"/>* добавляет в коллекцию все данные из файла.</text:p>
      <text:p text:style-name="P19"><text:s text:c="5"/>*</text:p>
      <text:p text:style-name="P19"><text:s text:c="5"/>* @param path Ожидатеся имя файла или путь к файлу, содержащий коллекцию {@link Storage#family}</text:p>
      <text:p text:style-name="P19"><text:s text:c="5"/>* @version 2.0</text:p>
      <text:p text:style-name="P19"><text:s text:c="5"/>*/</text:p>
      <text:p text:style-name="P19"><text:s text:c="4"/>public static void importAllFromFile(String path) {</text:p>
      <text:p text:style-name="P19"><text:s text:c="8"/>GsonBuilder builder = new GsonBuilder();</text:p>
      <text:p text:style-name="P19"><text:s text:c="8"/>builder.registerTypeAdapter(Missable.class, new InterfaceAdapter&lt;People&gt;());</text:p>
      <text:p text:style-name="P19"><text:s text:c="8"/>builder.registerTypeAdapter(Chatable.class, new InterfaceAdapter&lt;People&gt;());</text:p>
      <text:p text:style-name="P19"><text:s text:c="8"/>builder.registerTypeAdapter(Botherable.class, new InterfaceAdapter&lt;People&gt;());</text:p>
      <text:p text:style-name="P19"><text:s text:c="8"/>Gson gson = builder.create();</text:p>
      <text:p text:style-name="P19"><text:s text:c="8"/>boolean flag = true;</text:p>
      <text:p text:style-name="P19"><text:s text:c="8"/>try {</text:p>
      <text:p text:style-name="P19"><text:s text:c="12"/>int first = path.indexOf('{');</text:p>
      <text:p text:style-name="P19"><text:s text:c="12"/>if (first &lt; 0)</text:p>
      <text:p text:style-name="P19"><text:s text:c="16"/>throw new NullPointerException();</text:p>
      <text:p text:style-name="P19"><text:s text:c="12"/>int last = ++first;</text:p>
      <text:p text:style-name="P19"><text:s text:c="12"/>while (path.charAt(last) != '}') {</text:p>
      <text:p text:style-name="P19"><text:s text:c="16"/>last++;</text:p>
      <text:p text:style-name="P19"><text:s text:c="12"/>}</text:p>
      <text:p text:style-name="P19"><text:s text:c="12"/>path = path.substring(first, last);</text:p>
      <text:p text:style-name="P19"><text:s text:c="8"/>} catch (NullPointerException | IndexOutOfBoundsException e) {</text:p>
      <text:p text:style-name="P19"><text:s text:c="12"/>printWriter.println("Ошибка в имени файла");</text:p>
      <text:p text:style-name="P19"><text:s text:c="12"/>flag = false;</text:p>
      <text:p text:style-name="P19"><text:s text:c="8"/>}</text:p>
      <text:p text:style-name="P19"/>
      <text:p text:style-name="P19"><text:s text:c="8"/>if (flag) {</text:p>
      <text:p text:style-name="P19"><text:s text:c="12"/>try (FileReader reader = new FileReader(path)) {</text:p>
      <text:p text:style-name="P19"><text:s text:c="16"/>int c;</text:p>
      <text:p text:style-name="P19"><text:s text:c="16"/>String string = "";</text:p>
      <text:p text:style-name="P19"><text:s text:c="16"/>while ((c = reader.read()) != -1) {</text:p>
      <text:p text:style-name="P19"><text:s text:c="20"/>string = string + (char) c;</text:p>
      <text:p text:style-name="P19"><text:s text:c="16"/>}</text:p>
      <text:p text:style-name="P19"/>
      <text:p text:style-name="P19"><text:s text:c="16"/>int size = Storage.getInstanceOf().getFamily().size();</text:p>
      <text:p text:style-name="P19"><text:s text:c="16"/>Type typeMap = new TypeToken&lt;Map&lt;String, People&gt;&gt;() {</text:p>
      <text:p text:style-name="P19"><text:s text:c="16"/>}.getType();</text:p>
      <text:p text:style-name="P19"><text:s text:c="16"/>Storage.getInstanceOf().getFamily().putAll(gson.fromJson(string, typeMap));</text:p>
      <text:p text:style-name="P19"><text:s text:c="16"/>printWriter.printf("%d объекта считано с файла 'objects'\n", Storage.getInstanceOf().getFamily().size() - size);</text:p>
      <text:p text:style-name="P19"><text:s text:c="12"/>} catch (JsonSyntaxException e) {</text:p>
      <text:p text:style-name="P19"><text:s text:c="16"/>printWriter.println("Не удалось распознать объект, проверьте корректность данных");</text:p>
      <text:p text:style-name="P19"><text:s text:c="16"/>printWriter.println(e.getCause());</text:p>
      <text:p text:style-name="P19"><text:s text:c="12"/>} catch (FileNotFoundException ex) {</text:p>
      <text:p text:style-name="P19"><text:s text:c="16"/>System.out.println("Файл не найден");</text:p>
      <text:p text:style-name="P19"><text:soft-page-break/><text:s text:c="12"/>} catch (IOException | IndexOutOfBoundsException ex) {</text:p>
      <text:p text:style-name="P19"><text:s text:c="16"/>printWriter.println("Произошла ошибка при чтении файла");</text:p>
      <text:p text:style-name="P19"><text:s text:c="12"/>} catch (NullPointerException ex) {</text:p>
      <text:p text:style-name="P19"><text:s text:c="16"/>printWriter.println("Произошла ошибка, возможно файл пуст");</text:p>
      <text:p text:style-name="P19"><text:s text:c="12"/>}</text:p>
      <text:p text:style-name="P19"><text:s text:c="8"/>}</text:p>
      <text:p text:style-name="P19"><text:s text:c="4"/>}</text:p>
      <text:p text:style-name="P19"/>
      <text:p text:style-name="P19"><text:s text:c="4"/>/**</text:p>
      <text:p text:style-name="P19"><text:s text:c="5"/>* Команда insert.</text:p>
      <text:p text:style-name="P19"><text:s text:c="5"/>* Добавляет новый элемент с заданным ключом.</text:p>
      <text:p text:style-name="P19"><text:s text:c="5"/>*</text:p>
      <text:p text:style-name="P19"><text:s text:c="5"/>* @param string Экземплят типа {@link People} для добавления в коллекцию.</text:p>
      <text:p text:style-name="P19"><text:s text:c="5"/>* @version 2.0</text:p>
      <text:p text:style-name="P19"><text:s text:c="5"/>*/</text:p>
      <text:p text:style-name="P19"><text:s text:c="4"/>public static void insetNewObject(String string) {</text:p>
      <text:p text:style-name="P19"><text:s text:c="8"/>boolean flag = true;</text:p>
      <text:p text:style-name="P19"><text:s text:c="8"/>String object = null,key = null;</text:p>
      <text:p text:style-name="P19"><text:s text:c="8"/>try {</text:p>
      <text:p text:style-name="P19"><text:s text:c="12"/>key = string.substring(string.indexOf('{') + 1, string.indexOf('}'));</text:p>
      <text:p text:style-name="P19"><text:s text:c="12"/>int first = string.indexOf('}') + 2;</text:p>
      <text:p text:style-name="P19"><text:s text:c="12"/>int last = first;</text:p>
      <text:p text:style-name="P19"><text:s text:c="12"/>while (string.charAt(last) != '}') {</text:p>
      <text:p text:style-name="P19"><text:s text:c="16"/>last++;</text:p>
      <text:p text:style-name="P19"><text:s text:c="12"/>}</text:p>
      <text:p text:style-name="P19"><text:s text:c="12"/>object = string.substring(first-1, last+1);</text:p>
      <text:p text:style-name="P19"><text:s text:c="12"/>object.trim();</text:p>
      <text:p text:style-name="P19"><text:s text:c="8"/>}catch (IndexOutOfBoundsException ex){</text:p>
      <text:p text:style-name="P19"><text:s text:c="12"/>System.out.println("Не правильно введены данные об объекте");</text:p>
      <text:p text:style-name="P19"><text:s text:c="12"/>flag = false;</text:p>
      <text:p text:style-name="P19"><text:s text:c="8"/>}catch (NullPointerException ex){</text:p>
      <text:p text:style-name="P19"><text:s text:c="12"/>System.out.println("Введите данные об объекте");</text:p>
      <text:p text:style-name="P19"><text:s text:c="12"/>flag = false;</text:p>
      <text:p text:style-name="P19"><text:s text:c="8"/>}</text:p>
      <text:p text:style-name="P19"/>
      <text:p text:style-name="P19"><text:s text:c="8"/>if(flag){</text:p>
      <text:p text:style-name="P19"><text:s text:c="12"/>try {</text:p>
      <text:p text:style-name="P19"><text:s text:c="16"/>People people = gson.fromJson(object, People.class);</text:p>
      <text:p text:style-name="P19"><text:s text:c="16"/>if (people == null) {</text:p>
      <text:p text:style-name="P19"><text:s text:c="20"/>throw new NullPointerException();</text:p>
      <text:p text:style-name="P19"><text:s text:c="16"/>}</text:p>
      <text:p text:style-name="P19"><text:s text:c="16"/>Storage.getInstanceOf().getFamily().put(key, people);</text:p>
      <text:p text:style-name="P19"><text:s text:c="16"/>printWriter.println("Объект успешно добавлен");</text:p>
      <text:p text:style-name="P19"><text:s text:c="12"/>}catch (NullPointerException ex){</text:p>
      <text:p text:style-name="P19"><text:s text:c="16"/>printWriter.println("Не ввели данные об объекте");</text:p>
      <text:p text:style-name="P19"><text:s text:c="12"/>} catch (JsonSyntaxException ex) {</text:p>
      <text:p text:style-name="P19"><text:s text:c="16"/>printWriter.println("Не удалось распознать объект, проверьте корректность данных");</text:p>
      <text:p text:style-name="P19"><text:s text:c="16"/>printWriter.println(ex.getCause());</text:p>
      <text:p text:style-name="P19"><text:s text:c="12"/>}</text:p>
      <text:p text:style-name="P19"><text:s text:c="8"/>}</text:p>
      <text:p text:style-name="P19"/>
      <text:p text:style-name="P19"><text:s text:c="4"/>}</text:p>
      <text:p text:style-name="P19">}</text:p>
      <text:p text:style-name="P19"/>
      <text:p text:style-name="P19"><text:soft-page-break/></text:p>
      <text:p text:style-name="P20">Класс RemoveObjects</text:p>
      <text:p text:style-name="P19">package commands;</text:p>
      <text:p text:style-name="P19">import GUI.Storage;</text:p>
      <text:p text:style-name="P19">import com.google.gson.Gson;</text:p>
      <text:p text:style-name="P19">import com.google.gson.GsonBuilder;</text:p>
      <text:p text:style-name="P19">import com.google.gson.JsonSyntaxException;</text:p>
      <text:p text:style-name="P19">import deprecated.People;</text:p>
      <text:p text:style-name="P19"/>
      <text:p text:style-name="P19">import java.io.PrintWriter;</text:p>
      <text:p text:style-name="P19"/>
      <text:p text:style-name="P19">/**</text:p>
      <text:p text:style-name="P19"><text:s/>* Created by slavik on 21.02.17.</text:p>
      <text:p text:style-name="P19"><text:s/>*/</text:p>
      <text:p text:style-name="P19">public class RemoveObject {</text:p>
      <text:p text:style-name="P19"><text:s text:c="4"/>private static Gson gson = new GsonBuilder().create();</text:p>
      <text:p text:style-name="P19"><text:s text:c="4"/>private static PrintWriter printWriter = new PrintWriter(System.out, true);</text:p>
      <text:p text:style-name="P19"/>
      <text:p text:style-name="P19"><text:s text:c="4"/>/**</text:p>
      <text:p text:style-name="P19"><text:s text:c="5"/>* Команда: remove_greater_key.</text:p>
      <text:p text:style-name="P19"><text:s text:c="5"/>* Удаляет из коллекции все элементы, ключ которых превышает заданный.</text:p>
      <text:p text:style-name="P19"><text:s text:c="5"/>*</text:p>
      <text:p text:style-name="P19"><text:s text:c="5"/>* @param key Ключ определенного объекта, который лежит в коллекции {@link Storage#family}.</text:p>
      <text:p text:style-name="P19"><text:s text:c="5"/>* <text:s text:c="11"/>Ожидается формат {String}</text:p>
      <text:p text:style-name="P19"><text:s text:c="5"/>* @version 2.0</text:p>
      <text:p text:style-name="P19"><text:s text:c="5"/>*/</text:p>
      <text:p text:style-name="P19"><text:s text:c="4"/>public static void removeGreaterKey(String key) {</text:p>
      <text:p text:style-name="P19"><text:s text:c="8"/>try {</text:p>
      <text:p text:style-name="P19"><text:s text:c="12"/>int size = Storage.getInstanceOf().getFamily().size();</text:p>
      <text:p text:style-name="P19"/>
      <text:p text:style-name="P19"><text:s text:c="12"/>int first = key.indexOf('{');</text:p>
      <text:p text:style-name="P19"><text:s text:c="12"/>if (first &lt; 0)</text:p>
      <text:p text:style-name="P19"><text:s text:c="16"/>throw new IndexOutOfBoundsException();</text:p>
      <text:p text:style-name="P19"/>
      <text:p text:style-name="P19"><text:s text:c="12"/>int last = ++first;</text:p>
      <text:p text:style-name="P19"><text:s text:c="12"/>while (key.charAt(last) != '}') {</text:p>
      <text:p text:style-name="P19"><text:s text:c="16"/>last++;</text:p>
      <text:p text:style-name="P19"><text:s text:c="12"/>}</text:p>
      <text:p text:style-name="P19"/>
      <text:p text:style-name="P19"><text:s text:c="12"/>final String substring = key.substring(first, last);</text:p>
      <text:p text:style-name="P19"><text:s text:c="12"/>Storage.getInstanceOf().getFamily().entrySet().removeIf(entry -&gt; entry.getKey().compareTo(substring) &gt; 0);</text:p>
      <text:p text:style-name="P19"><text:s text:c="12"/>printWriter.printf("Операция выполнена успешно. Удалено %d объекта\n", size - Storage.getInstanceOf().getFamily().size());</text:p>
      <text:p text:style-name="P19"><text:s text:c="8"/>} catch (IndexOutOfBoundsException e) {</text:p>
      <text:p text:style-name="P19"><text:s text:c="12"/>printWriter.println("Укажите корректный ключ");</text:p>
      <text:p text:style-name="P19"><text:s text:c="8"/>} catch (NullPointerException ex) {</text:p>
      <text:p text:style-name="P19"><text:s text:c="12"/>printWriter.println("Ужите ключ");</text:p>
      <text:p text:style-name="P19"><text:s text:c="8"/>}</text:p>
      <text:p text:style-name="P19"><text:s text:c="4"/>}</text:p>
      <text:p text:style-name="P19"/>
      <text:p text:style-name="P19"><text:s text:c="4"/>/**</text:p>
      <text:p text:style-name="P19"><text:s text:c="5"/>* Команда remove.</text:p>
      <text:p text:style-name="P19"><text:soft-page-break/><text:s text:c="5"/>* Удаляет элемент из коллекции по его ключу.</text:p>
      <text:p text:style-name="P19"><text:s text:c="5"/>*</text:p>
      <text:p text:style-name="P19"><text:s text:c="5"/>* @param key <text:s/>Ключ - строковая переменная определенного объекта, который лежит в коллекции {@link Storage#family}</text:p>
      <text:p text:style-name="P19"><text:s text:c="5"/>* @version 2.0</text:p>
      <text:p text:style-name="P19"><text:s text:c="5"/>*/</text:p>
      <text:p text:style-name="P19"><text:s text:c="4"/>public static void removeWithKey(String key) {</text:p>
      <text:p text:style-name="P19"><text:s text:c="8"/>try {</text:p>
      <text:p text:style-name="P19"><text:s text:c="12"/>int size = Storage.getInstanceOf().getFamily().size();</text:p>
      <text:p text:style-name="P19"/>
      <text:p text:style-name="P19"><text:s text:c="12"/>int first = key.indexOf('{');</text:p>
      <text:p text:style-name="P19"><text:s text:c="12"/>if (first &lt; 0)</text:p>
      <text:p text:style-name="P19"><text:s text:c="16"/>throw new IndexOutOfBoundsException();</text:p>
      <text:p text:style-name="P19"/>
      <text:p text:style-name="P19"><text:s text:c="12"/>int last = ++first;</text:p>
      <text:p text:style-name="P19"><text:s text:c="12"/>while (key.charAt(last) != '}') {</text:p>
      <text:p text:style-name="P19"><text:s text:c="16"/>last++;</text:p>
      <text:p text:style-name="P19"><text:s text:c="12"/>}</text:p>
      <text:p text:style-name="P19"/>
      <text:p text:style-name="P19"><text:s text:c="12"/>final String substring = key.substring(first, last);</text:p>
      <text:p text:style-name="P19"><text:s text:c="12"/>Storage.getInstanceOf().getFamily().remove(substring);</text:p>
      <text:p text:style-name="P19"><text:s text:c="12"/>printWriter.printf("Операция выполнена успешно. Удалено %d объекта\n", size - Storage.getInstanceOf().getFamily().size());</text:p>
      <text:p text:style-name="P19"><text:s text:c="8"/>} catch (IndexOutOfBoundsException e) {</text:p>
      <text:p text:style-name="P19"><text:s text:c="12"/>printWriter.println("Укажите корректный ключ");</text:p>
      <text:p text:style-name="P19"><text:s text:c="8"/>} catch (NullPointerException ex) {</text:p>
      <text:p text:style-name="P19"><text:s text:c="12"/>printWriter.println("Ужите ключ");</text:p>
      <text:p text:style-name="P19"><text:s text:c="8"/>}</text:p>
      <text:p text:style-name="P19"><text:s text:c="4"/>}</text:p>
      <text:p text:style-name="P19"/>
      <text:p text:style-name="P19"><text:s text:c="4"/>/**</text:p>
      <text:p text:style-name="P19"><text:s text:c="5"/>* Команда remove_greater.</text:p>
      <text:p text:style-name="P19"><text:s text:c="5"/>* Удаляет из коллекции все элементы, превышающие заданный.</text:p>
      <text:p text:style-name="P19"><text:s text:c="5"/>*</text:p>
      <text:p text:style-name="P19"><text:s text:c="5"/>* @param object Ожидается строка формата json для преобразования в объект {@link People}.</text:p>
      <text:p text:style-name="P19"><text:s text:c="5"/>* @version 2.0</text:p>
      <text:p text:style-name="P19"><text:s text:c="5"/>* @since 1.0</text:p>
      <text:p text:style-name="P19"><text:s text:c="5"/>*/</text:p>
      <text:p text:style-name="P19"><text:s text:c="4"/>public static void removeGreater(String object) {</text:p>
      <text:p text:style-name="P19"/>
      <text:p text:style-name="P19"><text:s text:c="8"/>try {</text:p>
      <text:p text:style-name="P19"><text:s text:c="12"/>int size = Storage.getInstanceOf().getFamily().size();</text:p>
      <text:p text:style-name="P19"><text:s text:c="12"/>People people = gson.fromJson(object, People.class);</text:p>
      <text:p text:style-name="P19"><text:s text:c="12"/>if (people == null)</text:p>
      <text:p text:style-name="P19"><text:s text:c="16"/>throw new NullPointerException();</text:p>
      <text:p text:style-name="P19"><text:s text:c="12"/>Storage.getInstanceOf().getFamily().entrySet().removeIf(entry -&gt; entry.getValue().getAge() &gt; people.getAge());</text:p>
      <text:p text:style-name="P19"><text:s text:c="12"/>printWriter.printf("Операция выполнена успешно. Удалено %d объекта\n", size - Storage.getInstanceOf().getFamily().size());</text:p>
      <text:p text:style-name="P19"><text:s text:c="8"/>} catch (JsonSyntaxException ex) {</text:p>
      <text:p text:style-name="P19"><text:s text:c="12"/>printWriter.println("Не удалось распознать объект, проверьте корректность данных");</text:p>
      <text:p text:style-name="P19"><text:s text:c="12"/>printWriter.println(ex.getCause());</text:p>
      <text:p text:style-name="P19"><text:s text:c="8"/>} catch (NullPointerException ex) {</text:p>
      <text:p text:style-name="P19"><text:soft-page-break/><text:s text:c="12"/>printWriter.println("Не ввели данные об объекте");</text:p>
      <text:p text:style-name="P19"><text:s text:c="8"/>}</text:p>
      <text:p text:style-name="P19"/>
      <text:p text:style-name="P19"><text:s text:c="4"/>}</text:p>
      <text:p text:style-name="P19"/>
      <text:p text:style-name="P19"><text:s text:c="4"/>/**</text:p>
      <text:p text:style-name="P19"><text:s text:c="5"/>* Команда remove_all.</text:p>
      <text:p text:style-name="P19"><text:s text:c="5"/>* Удалят из коллекции все элементы, эквивалентные заданному.</text:p>
      <text:p text:style-name="P19"><text:s text:c="5"/>*</text:p>
      <text:p text:style-name="P19"><text:s text:c="5"/>* @param object Ожидается строка формата json для преобразования в объект {@link People}</text:p>
      <text:p text:style-name="P19"><text:s text:c="5"/>* @version 2.0</text:p>
      <text:p text:style-name="P19"><text:s text:c="5"/>* @since 1.0</text:p>
      <text:p text:style-name="P19"><text:s text:c="5"/>*/</text:p>
      <text:p text:style-name="P19"><text:s text:c="4"/>public <text:s/>static void removeAll(String object) {</text:p>
      <text:p text:style-name="P19"><text:s text:c="8"/>try {</text:p>
      <text:p text:style-name="P19"><text:s text:c="12"/>int size = Storage.getInstanceOf().getFamily().size();</text:p>
      <text:p text:style-name="P19"><text:s text:c="12"/>People people = gson.fromJson(object, People.class);</text:p>
      <text:p text:style-name="P19"><text:s text:c="12"/>if (people == null)</text:p>
      <text:p text:style-name="P19"><text:s text:c="16"/>throw new NullPointerException();</text:p>
      <text:p text:style-name="P19"><text:s text:c="12"/>Storage.getInstanceOf().getFamily().entrySet().removeIf(entry -&gt; entry.getValue().getAge()==people.getAge());</text:p>
      <text:p text:style-name="P19"><text:s text:c="12"/>printWriter.printf("Операция выполнена успешно. Удалено %d объекта\n", size - Storage.getInstanceOf().getFamily().size());</text:p>
      <text:p text:style-name="P19"><text:s text:c="8"/>} catch (JsonSyntaxException ex) {</text:p>
      <text:p text:style-name="P19"><text:s text:c="12"/>printWriter.println("Не удалось распознать объект, проверьте корректность данных");</text:p>
      <text:p text:style-name="P19"><text:s text:c="12"/>printWriter.println(ex.getCause());</text:p>
      <text:p text:style-name="P19"><text:s text:c="8"/>} catch (NullPointerException ex) {</text:p>
      <text:p text:style-name="P19"><text:s text:c="12"/>printWriter.println("Не ввели данные об объекте");</text:p>
      <text:p text:style-name="P19"><text:s text:c="8"/>}</text:p>
      <text:p text:style-name="P19"><text:s text:c="4"/>}</text:p>
      <text:p text:style-name="P19"/>
      <text:p text:style-name="P19"><text:s text:c="4"/>/**</text:p>
      <text:p text:style-name="P19"><text:s text:c="5"/>* Команда remove_lower.</text:p>
      <text:p text:style-name="P19"><text:s text:c="5"/>* Удаляет из коллекции все элементы, меньшие, чем заданный.</text:p>
      <text:p text:style-name="P19"><text:s text:c="5"/>*</text:p>
      <text:p text:style-name="P19"><text:s text:c="5"/>* @param object Строковая переменная.</text:p>
      <text:p text:style-name="P19"><text:s text:c="5"/>* <text:s text:c="14"/>Можно передать строку в формате json для парсинга в конкретный экзеплят {@link People}.</text:p>
      <text:p text:style-name="P19"><text:s text:c="5"/>* <text:s text:c="14"/>Так же можно передать ключ для коллекции {@link Storage#family}.</text:p>
      <text:p text:style-name="P19"><text:s text:c="5"/>* @version 1.0</text:p>
      <text:p text:style-name="P19"><text:s text:c="5"/>* @see RemoveObject#removeLowerKey(String)</text:p>
      <text:p text:style-name="P19"><text:s text:c="5"/>* @see RemoveObject#removeLowerObject(String)</text:p>
      <text:p text:style-name="P19"><text:s text:c="5"/>*/</text:p>
      <text:p text:style-name="P19"><text:s text:c="4"/>public static void removeLower(String object) {</text:p>
      <text:p text:style-name="P19"><text:s text:c="8"/>if (!removeLowerObject(object)) {</text:p>
      <text:p text:style-name="P19"><text:s text:c="12"/>removeLowerKey(object);</text:p>
      <text:p text:style-name="P19"><text:s text:c="8"/>}</text:p>
      <text:p text:style-name="P19"><text:s text:c="4"/>}</text:p>
      <text:p text:style-name="P19"/>
      <text:p text:style-name="P19"/>
      <text:p text:style-name="P19"><text:s text:c="4"/>/**</text:p>
      <text:p text:style-name="P19"><text:s text:c="5"/>* Команда remove_lower.</text:p>
      <text:p text:style-name="P19"><text:s text:c="5"/>* Удаляет из коллекции все элементы, меньшие, чем заданный.</text:p>
      <text:p text:style-name="P19"><text:soft-page-break/><text:s text:c="5"/>*</text:p>
      <text:p text:style-name="P19"><text:s text:c="5"/>* @param object Ожидается строка формата json для преобразования в конкретный экземпляр класса {@link People}</text:p>
      <text:p text:style-name="P19"><text:s text:c="5"/>* @version 2.0</text:p>
      <text:p text:style-name="P19"><text:s text:c="5"/>* @since 1.0</text:p>
      <text:p text:style-name="P19"><text:s text:c="5"/>* @return boolean Сигнал об успешном распозновании объекта.</text:p>
      <text:p text:style-name="P19"><text:s text:c="5"/>*/</text:p>
      <text:p text:style-name="P19"><text:s text:c="4"/>private static boolean removeLowerObject(String object) {</text:p>
      <text:p text:style-name="P19"><text:s text:c="8"/>try {</text:p>
      <text:p text:style-name="P19"><text:s text:c="12"/>People people = gson.fromJson(object, People.class);</text:p>
      <text:p text:style-name="P19"><text:s text:c="12"/>int size = Storage.getInstanceOf().getFamily().size();</text:p>
      <text:p text:style-name="P19"><text:s text:c="12"/>if (people == null)</text:p>
      <text:p text:style-name="P19"><text:s text:c="16"/>throw new NullPointerException();</text:p>
      <text:p text:style-name="P19"><text:s text:c="12"/>Storage.getInstanceOf().getFamily().entrySet().removeIf(entry -&gt; entry.getValue().getAge() &lt; people.getAge());</text:p>
      <text:p text:style-name="P19"/>
      <text:p text:style-name="P19"><text:s text:c="12"/>printWriter.printf("Удаление по объекту. Операция выполнена успешно. Удалено %d объекта\n", size - Storage.getInstanceOf().getFamily().size());</text:p>
      <text:p text:style-name="P19"><text:s text:c="12"/>return true;</text:p>
      <text:p text:style-name="P19"><text:s text:c="8"/>} catch (Exception ex) {</text:p>
      <text:p text:style-name="P19"><text:s text:c="12"/>return false;</text:p>
      <text:p text:style-name="P19"><text:s text:c="8"/>}</text:p>
      <text:p text:style-name="P19"><text:s text:c="4"/>}</text:p>
      <text:p text:style-name="P19"/>
      <text:p text:style-name="P19"/>
      <text:p text:style-name="P19"><text:s text:c="4"/>/**</text:p>
      <text:p text:style-name="P19"><text:s text:c="5"/>* Команда remove_lower.</text:p>
      <text:p text:style-name="P19"><text:s text:c="5"/>* Удаляет из коллекции все элементы, ключ которых меньше, чем заданный.</text:p>
      <text:p text:style-name="P19"><text:s text:c="5"/>*</text:p>
      <text:p text:style-name="P19"><text:s text:c="5"/>* @param key Ожидается ключ для коллекции {@link Storage#family}.</text:p>
      <text:p text:style-name="P19"><text:s text:c="5"/>* @version 1.0</text:p>
      <text:p text:style-name="P19"><text:s text:c="5"/>*/</text:p>
      <text:p text:style-name="P19"><text:s text:c="4"/>private static void removeLowerKey(String key) {</text:p>
      <text:p text:style-name="P19"><text:s text:c="8"/>try {</text:p>
      <text:p text:style-name="P19"><text:s text:c="12"/>int size = Storage.getInstanceOf().getFamily().size();</text:p>
      <text:p text:style-name="P19"/>
      <text:p text:style-name="P19"><text:s text:c="12"/>int first = key.indexOf('{');</text:p>
      <text:p text:style-name="P19"><text:s text:c="12"/>if (first &lt; 0)</text:p>
      <text:p text:style-name="P19"><text:s text:c="16"/>throw new IndexOutOfBoundsException();</text:p>
      <text:p text:style-name="P19"/>
      <text:p text:style-name="P19"><text:s text:c="12"/>int last = ++first;</text:p>
      <text:p text:style-name="P19"><text:s text:c="12"/>while (key.charAt(last) != '}') {</text:p>
      <text:p text:style-name="P19"><text:s text:c="16"/>last++;</text:p>
      <text:p text:style-name="P19"><text:s text:c="12"/>}</text:p>
      <text:p text:style-name="P19"/>
      <text:p text:style-name="P19"><text:s text:c="12"/>final String substring = key.substring(first, last);</text:p>
      <text:p text:style-name="P19"><text:s text:c="12"/>Storage.getInstanceOf().getFamily().entrySet().removeIf(entry -&gt; entry.getKey().compareTo(substring) &lt; 0);</text:p>
      <text:p text:style-name="P19"><text:s text:c="12"/>printWriter.printf("Удаление по ключу. Операция выполнена успешно. Удалено %d объекта\n", size - Storage.getInstanceOf().getFamily().size());</text:p>
      <text:p text:style-name="P19"><text:s text:c="8"/>} catch (IndexOutOfBoundsException e) {</text:p>
      <text:p text:style-name="P19"><text:s text:c="12"/>printWriter.println("Укажите корректный ключ");</text:p>
      <text:p text:style-name="P19"><text:s text:c="8"/>} catch (NullPointerException ex) {</text:p>
      <text:p text:style-name="P19"><text:s text:c="12"/>printWriter.println("Ужите ключ");</text:p>
      <text:p text:style-name="P19"><text:soft-page-break/><text:s text:c="8"/>}</text:p>
      <text:p text:style-name="P19"><text:s text:c="4"/>}</text:p>
      <text:p text:style-name="P19"/>
      <text:p text:style-name="P19"><text:s text:c="4"/>/**</text:p>
      <text:p text:style-name="P19"><text:s text:c="5"/>* Команда clear.</text:p>
      <text:p text:style-name="P19"><text:s text:c="5"/>* Очищает коллекцию.</text:p>
      <text:p text:style-name="P19"><text:s text:c="5"/>* <text:s/>@version 1.0</text:p>
      <text:p text:style-name="P19"><text:s text:c="5"/>* <text:s/>@since 1.0</text:p>
      <text:p text:style-name="P19"><text:s text:c="5"/>*/</text:p>
      <text:p text:style-name="P19"><text:s text:c="4"/>public static void clear() {</text:p>
      <text:p text:style-name="P19"><text:s text:c="8"/>int size = Storage.getInstanceOf().getFamily().size();</text:p>
      <text:p text:style-name="P19"><text:s text:c="8"/>Storage.getInstanceOf().getFamily().clear();</text:p>
      <text:p text:style-name="P19"><text:s text:c="8"/>System.out.printf("Коллекция очищена. Удалено %d объектов\n",size);</text:p>
      <text:p text:style-name="P19"><text:s text:c="4"/>}</text:p>
      <text:p text:style-name="P19">}</text:p>
      <text:p text:style-name="P9"><text:span text:style-name="T11">3</text:span>) Выод: <text:span text:style-name="T10">В ходе выполнения лабораторной работы мною было р</text:span><text:span text:style-name="T6">еализова</text:span><text:span text:style-name="T7">но</text:span><text:span text:style-name="T6"> на базе программы из лабораторной работы №4 консольное приложение, которое реализует управление коллекцией объектов в интерактивном режиме</text:span><text:span text:style-name="T7">.</text:span></text:p>
      <text:p text:style-name="P8"/>
      <text:p text:style-name="P8"/>
      <text:p text:style-name="P8"/>
      <text:p text:style-name="P8"/>
      <text:p text:style-name="P8"/>
      <text:p text:style-name="P8"/>
      <text:p text:style-name="P1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5) Диаграмма классов.</text:p>
      <text:p text:style-name="P12"><draw:g text:anchor-type="paragraph" draw:z-index="0" draw:name="Фигура1" draw:style-name="gr1"><draw:polygon draw:style-name="gr2" draw:text-style-name="P21" svg:width="21cm" svg:height="29.7cm" svg:x="0cm" svg:y="0cm" svg:viewBox="0 0 21001 29701" draw:points="0,29701 21001,29701 21001,0 0,0"><text:p/></draw:polygon><draw:polygon draw:style-name="gr2" draw:text-style-name="P21" svg:width="0.688cm" svg:height="3.408cm" svg:x="2.115cm" svg:y="20.428cm" svg:viewBox="0 0 689 3409" draw:points="0,0 689,0 689,3409 0,3409"><text:p/></draw:polygon><draw:polygon draw:style-name="gr3" draw:text-style-name="P22" svg:width="0.688cm" svg:height="3.408cm" svg:x="2.115cm" svg:y="20.428cm" svg:viewBox="0 0 689 3409" draw:points="0,0 0,3409 689,3409 689,0"><text:p/></draw:polygon><draw:frame draw:style-name="gr4" draw:text-style-name="P24" svg:width="1.458cm" svg:height="0.237cm" draw:transform="rotate (1.5707963267949) translate (2.17991666666667cm 22.8566944444444cm)"><draw:text-box><text:p text:style-name="P23"><text:span text:style-name="T12">&lt;&lt;abstract&gt;&gt;</text:span></text:p></draw:text-box></draw:frame><draw:polygon draw:style-name="gr5" draw:text-style-name="P21" svg:width="0.563cm" svg:height="3.408cm" svg:x="2.803cm" svg:y="20.428cm" svg:viewBox="0 0 564 3409" draw:points="0,0 0,3409 564,3409 564,0"><text:p/></draw:polygon><draw:frame draw:style-name="gr6" draw:text-style-name="P25" svg:width="0.548cm" svg:height="0.304cm" draw:transform="rotate (1.5707963267949) translate (2.43138888888889cm 22.3794444444444cm)"><draw:text-box><text:p text:style-name="P23"><text:span text:style-name="T13">Man</text:span></text:p></draw:text-box></draw:frame><draw:frame draw:style-name="gr7" draw:text-style-name="P24" svg:width="1.579cm" svg:height="0.237cm" draw:transform="rotate (1.5707963267949) translate (2.83608333333333cm 23.7897916666667cm)"><draw:text-box><text:p text:style-name="P23"><text:span text:style-name="T12">#name: String</text:span></text:p></draw:text-box></draw:frame><draw:polygon draw:style-name="gr5" draw:text-style-name="P21" svg:width="1.064cm" svg:height="3.408cm" svg:x="3.367cm" svg:y="20.428cm" svg:viewBox="0 0 1065 3409" draw:points="0,0 0,3409 1065,3409 1065,0"><text:p/></draw:polygon><draw:frame draw:style-name="gr8" draw:text-style-name="P24" svg:width="1.094cm" svg:height="0.237cm" draw:transform="rotate (1.5707963267949) translate (3.08655555555556cm 23.7897916666667cm)"><draw:text-box><text:p text:style-name="P23"><text:span text:style-name="T12">#age: int</text:span></text:p></draw:text-box></draw:frame><draw:frame draw:style-name="gr9" draw:text-style-name="P24" svg:width="3.275cm" svg:height="0.237cm" draw:transform="rotate (1.5707963267949) translate (3.40052777777778cm 23.7897916666667cm)"><draw:text-box><text:p text:style-name="P23"><text:span text:style-name="T12">+setName(in x:String): void</text:span></text:p></draw:text-box></draw:frame><draw:frame draw:style-name="gr10" draw:text-style-name="P24" svg:width="2.184cm" svg:height="0.237cm" draw:transform="rotate (1.5707963267949) translate (3.64923611111111cm 23.7897916666667cm)"><draw:text-box><text:p text:style-name="P23"><text:span text:style-name="T12">+getName(): String</text:span></text:p></draw:text-box></draw:frame><draw:frame draw:style-name="gr11" draw:text-style-name="P24" svg:width="2.789cm" svg:height="0.237cm" draw:transform="rotate (1.5707963267949) translate (3.89970833333333cm 23.7897916666667cm)"><draw:text-box><text:p text:style-name="P23"><text:span text:style-name="T12">+setAge(in x:int): void</text:span></text:p></draw:text-box></draw:frame><draw:polygon draw:style-name="gr5" draw:text-style-name="P21" svg:width="0.688cm" svg:height="2.565cm" svg:x="2.444cm" svg:y="16.937cm" svg:viewBox="0 0 689 2566" draw:points="0,0 0,2566 689,2566 689,0"><text:p/></draw:polygon><draw:frame draw:style-name="gr12" draw:text-style-name="P24" svg:width="1.699cm" svg:height="0.237cm" draw:transform="rotate (1.5707963267949) translate (4.15018055555556cm 23.7897916666667cm)"><draw:text-box><text:p text:style-name="P23"><text:span text:style-name="T12">+getAge(): int</text:span></text:p></draw:text-box></draw:frame><draw:frame draw:style-name="gr7" draw:text-style-name="P24" svg:width="1.579cm" svg:height="0.237cm" draw:transform="rotate (1.5707963267949) translate (2.508cm 19.0484583333333cm)"><draw:text-box><text:p text:style-name="P23"><text:span text:style-name="T12">&lt;&lt;interface&gt;&gt;</text:span></text:p></draw:text-box></draw:frame><draw:polygon draw:style-name="gr5" draw:text-style-name="P21" svg:width="0.126cm" svg:height="2.565cm" svg:x="3.134cm" svg:y="16.937cm" svg:viewBox="0 0 127 2566" draw:points="0,0 0,2566 127,2566 127,0"><text:p/></draw:polygon><draw:polygon draw:style-name="gr5" draw:text-style-name="P21" svg:width="0.563cm" svg:height="2.565cm" svg:x="3.258cm" svg:y="16.937cm" svg:viewBox="0 0 564 2566" draw:points="0,0 0,2566 564,2566 564,0"><text:p/></draw:polygon><draw:frame draw:style-name="gr13" draw:text-style-name="P25" svg:width="0.835cm" svg:height="0.304cm" draw:transform="rotate (1.5707963267949) translate (2.76023611111111cm 18.6145416666667cm)"><draw:text-box><text:p text:style-name="P23"><text:span text:style-name="T13">Empty</text:span></text:p></draw:text-box></draw:frame><draw:frame draw:style-name="gr14" draw:text-style-name="P26" svg:width="2.098cm" svg:height="0.241cm" draw:transform="rotate (1.5707963267949) translate (3.29116666666667cm 19.417875cm)"><draw:text-box><text:p text:style-name="P23"><text:span text:style-name="T14">+setEmpty(): void</text:span></text:p></draw:text-box></draw:frame><draw:polygon draw:style-name="gr5" draw:text-style-name="P21" svg:width="0.437cm" svg:height="3.528cm" svg:x="5.402cm" svg:y="19.663cm" svg:viewBox="0 0 438 3529" draw:points="0,0 0,3529 438,3529 438,0"><text:p/></draw:polygon><draw:frame draw:style-name="gr15" draw:text-style-name="P26" svg:width="2.468cm" svg:height="0.241cm" draw:transform="rotate (1.5707963267949) translate (3.54163888888889cm 19.418875cm)"><draw:text-box><text:p text:style-name="P23"><text:span text:style-name="T14">+getEmpty(): boolean</text:span></text:p></draw:text-box></draw:frame><draw:polygon draw:style-name="gr5" draw:text-style-name="P21" svg:width="0.814cm" svg:height="3.528cm" svg:x="5.839cm" svg:y="19.663cm" svg:viewBox="0 0 815 3529" draw:points="0,0 0,3529 815,3529 815,0"><text:p/></draw:polygon><draw:frame draw:style-name="gr16" draw:text-style-name="P27" svg:width="0.837cm" svg:height="0.295cm" draw:transform="rotate (1.5707963267949) translate (5.46604166666667cm 21.8996666666667cm)"><draw:text-box><text:p text:style-name="P23"><text:span text:style-name="T15">People</text:span></text:p></draw:text-box></draw:frame><draw:frame draw:style-name="gr17" draw:text-style-name="P24" svg:width="1.821cm" svg:height="0.237cm" draw:transform="rotate (1.5707963267949) translate (5.8735cm 23.1442083333333cm)"><draw:text-box><text:p text:style-name="P23"><text:span text:style-name="T12">-miss[]: People</text:span></text:p></draw:text-box></draw:frame><draw:frame draw:style-name="gr18" draw:text-style-name="P24" svg:width="2.063cm" svg:height="0.237cm" draw:transform="rotate (1.5707963267949) translate (6.12220833333333cm 23.1442083333333cm)"><draw:text-box><text:p text:style-name="P23"><text:span text:style-name="T12">-bother[]: People</text:span></text:p></draw:text-box></draw:frame><draw:polygon draw:style-name="gr5" draw:text-style-name="P21" svg:width="3.065cm" svg:height="3.528cm" svg:x="6.653cm" svg:y="19.663cm" svg:viewBox="0 0 3066 3529" draw:points="0,0 0,3529 3066,3529 3066,0"><text:p/></draw:polygon><draw:frame draw:style-name="gr17" draw:text-style-name="P24" svg:width="1.821cm" svg:height="0.237cm" draw:transform="rotate (1.5707963267949) translate (6.37544444444445cm 23.1442083333333cm)"><draw:text-box><text:p text:style-name="P23"><text:span text:style-name="T12">-chat[]: People</text:span></text:p></draw:text-box></draw:frame><draw:frame draw:style-name="gr19" draw:text-style-name="P24" svg:width="2.911cm" svg:height="0.237cm" draw:transform="rotate (1.5707963267949) translate (6.68488888888889cm 23.1442083333333cm)"><draw:text-box><text:p text:style-name="P23"><text:span text:style-name="T12">+setMiss(x:People): void</text:span></text:p></draw:text-box></draw:frame><draw:frame draw:style-name="gr20" draw:text-style-name="P24" svg:width="3.153cm" svg:height="0.237cm" draw:transform="rotate (1.5707963267949) translate (6.937125cm 23.1442083333333cm)"><draw:text-box><text:p text:style-name="P23"><text:span text:style-name="T12">+setBother(x:People): void</text:span></text:p></draw:text-box></draw:frame><draw:frame draw:style-name="gr19" draw:text-style-name="P24" svg:width="2.911cm" svg:height="0.237cm" draw:transform="rotate (1.5707963267949) translate (7.18759722222222cm 23.1442083333333cm)"><draw:text-box><text:p text:style-name="P23"><text:span text:style-name="T12">+setChat(x:People): void</text:span></text:p></draw:text-box></draw:frame><draw:frame draw:style-name="gr21" draw:text-style-name="P24" svg:width="3.033cm" svg:height="0.237cm" draw:transform="rotate (1.5707963267949) translate (7.43730555555556cm 23.1442083333333cm)"><draw:text-box><text:p text:style-name="P23"><text:span text:style-name="T12">+getLengthListMiss(): int</text:span></text:p></draw:text-box></draw:frame><draw:frame draw:style-name="gr9" draw:text-style-name="P24" svg:width="3.275cm" svg:height="0.237cm" draw:transform="rotate (1.5707963267949) translate (7.68677777777778cm 23.1442083333333cm)"><draw:text-box><text:p text:style-name="P23"><text:span text:style-name="T12">+getLengthListBother(): int</text:span></text:p></draw:text-box></draw:frame><draw:frame draw:style-name="gr21" draw:text-style-name="P24" svg:width="3.033cm" svg:height="0.237cm" draw:transform="rotate (1.5707963267949) translate (7.93825cm 23.1442083333333cm)"><draw:text-box><text:p text:style-name="P23"><text:span text:style-name="T12">+getLengthListChat(): int</text:span></text:p></draw:text-box></draw:frame><draw:frame draw:style-name="gr11" draw:text-style-name="P24" svg:width="2.789cm" svg:height="0.237cm" draw:transform="rotate (1.5707963267949) translate (8.18772222222222cm 23.1432083333333cm)"><draw:text-box><text:p text:style-name="P23"><text:span text:style-name="T12">+getMiss(x:int): People</text:span></text:p></draw:text-box></draw:frame><draw:frame draw:style-name="gr11" draw:text-style-name="P24" svg:width="2.789cm" svg:height="0.237cm" draw:transform="rotate (1.5707963267949) translate (8.43819444444445cm 23.1432083333333cm)"><draw:text-box><text:p text:style-name="P23"><text:span text:style-name="T12">+getChat(x:int): People</text:span></text:p></draw:text-box></draw:frame><draw:frame draw:style-name="gr11" draw:text-style-name="P24" svg:width="2.789cm" svg:height="0.237cm" draw:transform="rotate (1.5707963267949) translate (8.68690277777778cm 23.1432083333333cm)"><draw:text-box><text:p text:style-name="P23"><text:span text:style-name="T12">+getBoth(x:int): People</text:span></text:p></draw:text-box></draw:frame><draw:frame draw:style-name="gr22" draw:text-style-name="P24" svg:width="3.396cm" svg:height="0.237cm" draw:transform="rotate (1.5707963267949) translate (8.938375cm 23.1442083333333cm)"><draw:text-box><text:p text:style-name="P23"><text:span text:style-name="T12">+equals(obj:Object): boolean</text:span></text:p></draw:text-box></draw:frame><draw:frame draw:style-name="gr23" draw:text-style-name="P24" svg:width="1.943cm" svg:height="0.237cm" draw:transform="rotate (1.5707963267949) translate (9.18961111111111cm 23.1442083333333cm)"><draw:text-box><text:p text:style-name="P23"><text:span text:style-name="T12">+hashCode(): int</text:span></text:p></draw:text-box></draw:frame><draw:polyline draw:style-name="gr3" draw:text-style-name="P22" svg:width="0.655cm" svg:height="0.705cm" svg:x="4.731cm" svg:y="21.427cm" svg:viewBox="0 0 656 706" draw:points="0,706 311,706 311,0 656,0"><text:p/></draw:polyline><draw:polygon draw:style-name="gr5" draw:text-style-name="P21" svg:width="0.251cm" svg:height="0.25cm" svg:x="4.48cm" svg:y="22.005cm" svg:viewBox="0 0 252 251" draw:points="252,0 0,126 252,251"><text:p/></draw:polygon><draw:polyline draw:style-name="gr24" draw:text-style-name="P22" svg:width="0.003cm" svg:height="0.973cm" svg:x="5.996cm" svg:y="23.191cm" svg:viewBox="0 0 4 974" draw:points="4,974 4,504 0,504 0,0"><text:p/></draw:polyline><draw:polygon draw:style-name="gr5" draw:text-style-name="P21" svg:width="0.25cm" svg:height="0.25cm" svg:x="5.874cm" svg:y="24.164cm" svg:viewBox="0 0 251 251" draw:points="0,0 126,251 251,0"><text:p/></draw:polygon><draw:polygon draw:style-name="gr5" draw:text-style-name="P21" svg:width="0.438cm" svg:height="3.528cm" svg:x="5.481cm" svg:y="15.025cm" svg:viewBox="0 0 439 3529" draw:points="0,0 0,3529 439,3529 439,0"><text:p/></draw:polygon><draw:frame draw:style-name="gr25" draw:text-style-name="P24" svg:width="2.306cm" svg:height="0.237cm" draw:transform="rotate (1.5707963267949) translate (9.43931944444445cm 23.1442083333333cm)"><draw:text-box><text:p text:style-name="P23"><text:span text:style-name="T12">+toString(): String</text:span></text:p></draw:text-box></draw:frame><draw:polygon draw:style-name="gr5" draw:text-style-name="P21" svg:width="0.563cm" svg:height="3.528cm" svg:x="5.921cm" svg:y="15.025cm" svg:viewBox="0 0 564 3529" draw:points="0,0 0,3529 564,3529 564,0"><text:p/></draw:polygon><draw:frame draw:style-name="gr26" draw:text-style-name="P27" svg:width="0.671cm" svg:height="0.295cm" draw:transform="rotate (1.5707963267949) translate (5.54718055555556cm 17.1618611111111cm)"><draw:text-box><text:p text:style-name="P23"><text:span text:style-name="T15">Place</text:span></text:p></draw:text-box></draw:frame><draw:frame draw:style-name="gr11" draw:text-style-name="P24" svg:width="2.789cm" svg:height="0.237cm" draw:transform="rotate (1.5707963267949) translate (5.952875cm 18.5069444444444cm)"><draw:text-box><text:p text:style-name="P23"><text:span text:style-name="T12">-empty: boolean = false</text:span></text:p></draw:text-box></draw:frame><draw:polygon draw:style-name="gr5" draw:text-style-name="P21" svg:width="1.814cm" svg:height="3.528cm" svg:x="6.482cm" svg:y="15.025cm" svg:viewBox="0 0 1815 3529" draw:points="0,0 0,3529 1815,3529 1815,0"><text:p/></draw:polygon><draw:frame draw:style-name="gr7" draw:text-style-name="P24" svg:width="1.579cm" svg:height="0.237cm" draw:transform="rotate (1.5707963267949) translate (6.20434722222222cm 18.5069444444444cm)"><draw:text-box><text:p text:style-name="P23"><text:span text:style-name="T12">-full: People</text:span></text:p></draw:text-box></draw:frame><draw:frame draw:style-name="gr18" draw:text-style-name="P24" svg:width="2.063cm" svg:height="0.237cm" draw:transform="rotate (1.5707963267949) translate (6.51555555555556cm 18.5069444444444cm)"><draw:text-box><text:p text:style-name="P23"><text:span text:style-name="T12">+setEmpty(): void</text:span></text:p></draw:text-box></draw:frame><draw:frame draw:style-name="gr27" draw:text-style-name="P24" svg:width="2.426cm" svg:height="0.237cm" draw:transform="rotate (1.5707963267949) translate (6.76602777777778cm 18.5059444444444cm)"><draw:text-box><text:p text:style-name="P23"><text:span text:style-name="T12">+getEmpty(): boolean</text:span></text:p></draw:text-box></draw:frame><draw:frame draw:style-name="gr19" draw:text-style-name="P24" svg:width="2.911cm" svg:height="0.237cm" draw:transform="rotate (1.5707963267949) translate (7.0165cm 18.5059444444444cm)"><draw:text-box><text:p text:style-name="P23"><text:span text:style-name="T12">+setFull(x:People): void</text:span></text:p></draw:text-box></draw:frame><draw:frame draw:style-name="gr10" draw:text-style-name="P24" svg:width="2.184cm" svg:height="0.237cm" draw:transform="rotate (1.5707963267949) translate (7.26520833333333cm 18.5069444444444cm)"><draw:text-box><text:p text:style-name="P23"><text:span text:style-name="T12">+getFull(): People</text:span></text:p></draw:text-box></draw:frame><draw:frame draw:style-name="gr22" draw:text-style-name="P24" svg:width="3.396cm" svg:height="0.237cm" draw:transform="rotate (1.5707963267949) translate (7.51844444444444cm 18.5069444444444cm)"><draw:text-box><text:p text:style-name="P23"><text:span text:style-name="T12">+equals(obj:Object): boolean</text:span></text:p></draw:text-box></draw:frame><draw:frame draw:style-name="gr23" draw:text-style-name="P24" svg:width="1.943cm" svg:height="0.237cm" draw:transform="rotate (1.5707963267949) translate (7.76615277777778cm 18.5069444444444cm)"><draw:text-box><text:p text:style-name="P23"><text:span text:style-name="T12">+hashCode(): int</text:span></text:p></draw:text-box></draw:frame><draw:polyline draw:style-name="gr28" draw:text-style-name="P22" svg:width="1.344cm" svg:height="1.43cm" svg:x="4.121cm" svg:y="16.789cm" svg:viewBox="0 0 1345 1431" draw:points="0,1431 656,1431 656,0 1345,0"><text:p/></draw:polyline><draw:polygon draw:style-name="gr5" draw:text-style-name="P21" svg:width="0.25cm" svg:height="0.25cm" svg:x="3.873cm" svg:y="18.094cm" svg:viewBox="0 0 251 251" draw:points="251,0 0,126 251,251"><text:p/></draw:polygon><draw:polyline draw:style-name="gr3" draw:text-style-name="P22" svg:width="0.671cm" svg:height="0.716cm" svg:x="6.639cm" svg:y="18.553cm" svg:viewBox="0 0 672 717" draw:points="672,717 672,446 0,446 0,0"><text:p/></draw:polyline><draw:polygon draw:style-name="gr5" draw:text-style-name="P21" svg:width="0.151cm" svg:height="0.438cm" svg:x="7.235cm" svg:y="19.225cm" svg:viewBox="0 0 152 439" draw:points="76,439 0,219 76,0 152,219"><text:p/></draw:polygon><draw:polygon draw:style-name="gr5" draw:text-style-name="P21" svg:width="0.438cm" svg:height="4.009cm" svg:x="2.379cm" svg:y="12.437cm" svg:viewBox="0 0 439 4010" draw:points="0,0 0,4010 439,4010 439,0"><text:p/></draw:polygon><draw:frame draw:style-name="gr25" draw:text-style-name="P24" svg:width="2.306cm" svg:height="0.237cm" draw:transform="rotate (1.5707963267949) translate (8.016625cm 18.5059444444444cm)"><draw:text-box><text:p text:style-name="P23"><text:span text:style-name="T12">+toString(): String</text:span></text:p></draw:text-box></draw:frame><draw:polygon draw:style-name="gr5" draw:text-style-name="P21" svg:width="0.313cm" svg:height="4.009cm" svg:x="2.816cm" svg:y="12.437cm" svg:viewBox="0 0 314 4010" draw:points="0,0 0,4010 314,4010 314,0"><text:p/></draw:polygon><draw:frame draw:style-name="gr29" draw:text-style-name="P27" svg:width="0.652cm" svg:height="0.295cm" draw:transform="rotate (1.5707963267949) translate (2.4445cm 14.8080694444444cm)"><draw:text-box><text:p text:style-name="P23"><text:span text:style-name="T15">Table</text:span></text:p></draw:text-box></draw:frame><draw:polygon draw:style-name="gr5" draw:text-style-name="P21" svg:width="1.314cm" svg:height="4.009cm" svg:x="3.129cm" svg:y="12.437cm" svg:viewBox="0 0 1315 4010" draw:points="0,0 0,4010 1315,4010 1315,0"><text:p/></draw:polygon><draw:frame draw:style-name="gr21" draw:text-style-name="P24" svg:width="3.033cm" svg:height="0.237cm" draw:transform="rotate (1.5707963267949) translate (2.85019444444444cm 16.4008611111111cm)"><draw:text-box><text:p text:style-name="P23"><text:span text:style-name="T12">-numberOfEmptyPlaces: int</text:span></text:p></draw:text-box></draw:frame><draw:frame draw:style-name="gr30" draw:text-style-name="P24" svg:width="3.88cm" svg:height="0.237cm" draw:transform="rotate (1.5707963267949) translate (3.16340277777778cm 16.4008611111111cm)"><draw:text-box><text:p text:style-name="P23"><text:span text:style-name="T12">+calcNumberOfEmptyPlaces(): void</text:span></text:p></draw:text-box></draw:frame><draw:frame draw:style-name="gr31" draw:text-style-name="P24" svg:width="3.638cm" svg:height="0.237cm" draw:transform="rotate (1.5707963267949) translate (3.412875cm 16.4008611111111cm)"><draw:text-box><text:p text:style-name="P23"><text:span text:style-name="T12">+getNumberOfEmptyPlaces(): int</text:span></text:p></draw:text-box></draw:frame><draw:frame draw:style-name="gr22" draw:text-style-name="P24" svg:width="3.396cm" svg:height="0.237cm" draw:transform="rotate (1.5707963267949) translate (3.66434722222222cm 16.4008611111111cm)"><draw:text-box><text:p text:style-name="P23"><text:span text:style-name="T12">+equals(obj:Object): boolean</text:span></text:p></draw:text-box></draw:frame><draw:frame draw:style-name="gr23" draw:text-style-name="P24" svg:width="1.943cm" svg:height="0.237cm" draw:transform="rotate (1.5707963267949) translate (3.91381944444444cm 16.4008611111111cm)"><draw:text-box><text:p text:style-name="P23"><text:span text:style-name="T12">+hashCode(): int</text:span></text:p></draw:text-box></draw:frame><draw:polygon draw:style-name="gr5" draw:text-style-name="P21" svg:width="0.438cm" svg:height="3.528cm" svg:x="6.636cm" svg:y="10.555cm" svg:viewBox="0 0 439 3529" draw:points="0,0 0,3529 439,3529 439,0"><text:p/></draw:polygon><draw:frame draw:style-name="gr25" draw:text-style-name="P24" svg:width="2.306cm" svg:height="0.237cm" draw:transform="rotate (1.5707963267949) translate (4.16529166666667cm 16.4008611111111cm)"><draw:text-box><text:p text:style-name="P23"><text:span text:style-name="T12">+toString(): String</text:span></text:p></draw:text-box></draw:frame><draw:polygon draw:style-name="gr5" draw:text-style-name="P21" svg:width="0.813cm" svg:height="3.528cm" svg:x="7.074cm" svg:y="10.555cm" svg:viewBox="0 0 814 3529" draw:points="0,0 0,3529 814,3529 814,0"><text:p/></draw:polygon><draw:frame draw:style-name="gr32" draw:text-style-name="P27" svg:width="0.604cm" svg:height="0.295cm" draw:transform="rotate (1.5707963267949) translate (6.70076388888889cm 12.656125cm)"><draw:text-box><text:p text:style-name="P23"><text:span text:style-name="T15">Food</text:span></text:p></draw:text-box></draw:frame><draw:frame draw:style-name="gr18" draw:text-style-name="P24" svg:width="2.063cm" svg:height="0.237cm" draw:transform="rotate (1.5707963267949) translate (7.10745833333333cm 14.0344861111111cm)"><draw:text-box><text:p text:style-name="P23"><text:span text:style-name="T12">-typeFood: String</text:span></text:p></draw:text-box></draw:frame><draw:frame draw:style-name="gr12" draw:text-style-name="P24" svg:width="1.699cm" svg:height="0.237cm" draw:transform="rotate (1.5707963267949) translate (7.35693055555556cm 14.0354861111111cm)"><draw:text-box><text:p text:style-name="P23"><text:span text:style-name="T12">-state: String</text:span></text:p></draw:text-box></draw:frame><draw:polygon draw:style-name="gr5" draw:text-style-name="P21" svg:width="2.064cm" svg:height="3.528cm" svg:x="7.887cm" svg:y="10.555cm" svg:viewBox="0 0 2065 3529" draw:points="0,0 0,3529 2065,3529 2065,0"><text:p/></draw:polygon><draw:frame draw:style-name="gr7" draw:text-style-name="P24" svg:width="1.579cm" svg:height="0.237cm" draw:transform="rotate (1.5707963267949) translate (7.60840277777778cm 14.0354861111111cm)"><draw:text-box><text:p text:style-name="P23"><text:span text:style-name="T12">-table: Table</text:span></text:p></draw:text-box></draw:frame><draw:frame draw:style-name="gr17" draw:text-style-name="P24" svg:width="1.821cm" svg:height="0.237cm" draw:transform="rotate (1.5707963267949) translate (7.922375cm 14.0354861111111cm)"><draw:text-box><text:p text:style-name="P23"><text:span text:style-name="T12">+Food(x:String)</text:span></text:p></draw:text-box></draw:frame><draw:frame draw:style-name="gr18" draw:text-style-name="P24" svg:width="2.063cm" svg:height="0.237cm" draw:transform="rotate (1.5707963267949) translate (8.17008333333333cm 14.0344861111111cm)"><draw:text-box><text:p text:style-name="P23"><text:span text:style-name="T12">+setState(): void</text:span></text:p></draw:text-box></draw:frame><draw:frame draw:style-name="gr19" draw:text-style-name="P24" svg:width="2.911cm" svg:height="0.237cm" draw:transform="rotate (1.5707963267949) translate (8.42055555555556cm 14.0354861111111cm)"><draw:text-box><text:p text:style-name="P23"><text:span text:style-name="T12">+getStateTable(): String</text:span></text:p></draw:text-box></draw:frame><draw:frame draw:style-name="gr25" draw:text-style-name="P24" svg:width="2.306cm" svg:height="0.237cm" draw:transform="rotate (1.5707963267949) translate (8.67102777777778cm 14.0354861111111cm)"><draw:text-box><text:p text:style-name="P23"><text:span text:style-name="T12">+getState(): String</text:span></text:p></draw:text-box></draw:frame><draw:frame draw:style-name="gr33" draw:text-style-name="P24" svg:width="2.67cm" svg:height="0.237cm" draw:transform="rotate (1.5707963267949) translate (8.9215cm 14.0354861111111cm)"><draw:text-box><text:p text:style-name="P23"><text:span text:style-name="T12">+getTypeFood(): String</text:span></text:p></draw:text-box></draw:frame><draw:frame draw:style-name="gr22" draw:text-style-name="P24" svg:width="3.396cm" svg:height="0.237cm" draw:transform="rotate (1.5707963267949) translate (9.17197222222222cm 14.0354861111111cm)"><draw:text-box><text:p text:style-name="P23"><text:span text:style-name="T12">+equals(obj:Object): boolean</text:span></text:p></draw:text-box></draw:frame><draw:frame draw:style-name="gr23" draw:text-style-name="P24" svg:width="1.943cm" svg:height="0.237cm" draw:transform="rotate (1.5707963267949) translate (9.42344444444445cm 14.0354861111111cm)"><draw:text-box><text:p text:style-name="P23"><text:span text:style-name="T12">+hashCode(): int</text:span></text:p></draw:text-box></draw:frame><draw:polyline draw:style-name="gr3" draw:text-style-name="P22" svg:width="1.768cm" svg:height="2.122cm" svg:x="4.852cm" svg:y="12.319cm" svg:viewBox="0 0 1769 2123" draw:points="0,2123 509,2123 509,0 1769,0"><text:p/></draw:polyline><draw:polygon draw:style-name="gr34" draw:text-style-name="P28" svg:width="0.438cm" svg:height="0.15cm" svg:x="4.458cm" svg:y="14.366cm" svg:viewBox="0 0 439 151" draw:points="0,75 220,0 439,75 220,151"><text:p/></draw:polygon><draw:polygon draw:style-name="gr5" draw:text-style-name="P21" svg:width="0.688cm" svg:height="2.806cm" svg:x="5.062cm" svg:y="24.465cm" svg:viewBox="0 0 689 2807" draw:points="0,0 0,2807 689,2807 689,0"><text:p/></draw:polygon><draw:frame draw:style-name="gr25" draw:text-style-name="P24" svg:width="2.306cm" svg:height="0.237cm" draw:transform="rotate (1.5707963267949) translate (9.67115277777778cm 14.0354861111111cm)"><draw:text-box><text:p text:style-name="P23"><text:span text:style-name="T12">+toString(): String</text:span></text:p></draw:text-box></draw:frame><draw:frame draw:style-name="gr7" draw:text-style-name="P24" svg:width="1.579cm" svg:height="0.237cm" draw:transform="rotate (1.5707963267949) translate (5.12561111111111cm 26.6966805555556cm)"><draw:text-box><text:p text:style-name="P23"><text:span text:style-name="T12">&lt;&lt;interface&gt;&gt;</text:span></text:p></draw:text-box></draw:frame><draw:polygon draw:style-name="gr5" draw:text-style-name="P21" svg:width="0.125cm" svg:height="2.806cm" svg:x="5.75cm" svg:y="24.465cm" svg:viewBox="0 0 126 2807" draw:points="0,0 0,2807 126,2807 126,0"><text:p/></draw:polygon><draw:polygon draw:style-name="gr5" draw:text-style-name="P21" svg:width="1.064cm" svg:height="2.806cm" svg:x="5.874cm" svg:y="24.465cm" svg:viewBox="0 0 1065 2807" draw:points="0,0 0,2807 1065,2807 1065,0"><text:p/></draw:polygon><draw:frame draw:style-name="gr35" draw:text-style-name="P27" svg:width="1.087cm" svg:height="0.295cm" draw:transform="rotate (1.5707963267949) translate (5.37608333333333cm 26.4779583333333cm)"><draw:text-box><text:p text:style-name="P23"><text:span text:style-name="T15">Missable</text:span></text:p></draw:text-box></draw:frame><draw:frame draw:style-name="gr33" draw:text-style-name="P24" svg:width="2.67cm" svg:height="0.237cm" draw:transform="rotate (1.5707963267949) translate (5.90701388888889cm 27.2240833333333cm)"><draw:text-box><text:p text:style-name="P23"><text:span text:style-name="T12">+setMiss(x:Miss): void</text:span></text:p></draw:text-box></draw:frame><draw:frame draw:style-name="gr36" draw:text-style-name="P24" svg:width="2.548cm" svg:height="0.237cm" draw:transform="rotate (1.5707963267949) translate (6.15848611111111cm 27.2240833333333cm)"><draw:text-box><text:p text:style-name="P23"><text:span text:style-name="T12">+getMiss(x:int): Miss</text:span></text:p></draw:text-box></draw:frame><draw:frame draw:style-name="gr37" draw:text-style-name="P24" svg:width="1.216cm" svg:height="0.237cm" draw:transform="rotate (1.5707963267949) translate (6.40795833333333cm 27.2240833333333cm)"><draw:text-box><text:p text:style-name="P23"><text:span text:style-name="T12">+getName()</text:span></text:p></draw:text-box></draw:frame><draw:polygon draw:style-name="gr2" draw:text-style-name="P21" svg:width="0.688cm" svg:height="3.287cm" svg:x="7.419cm" svg:y="24.297cm" svg:viewBox="0 0 689 3288" draw:points="0,0 689,0 689,3288 0,3288"><text:p/></draw:polygon><draw:polygon draw:style-name="gr3" draw:text-style-name="P22" svg:width="0.688cm" svg:height="3.287cm" svg:x="7.419cm" svg:y="24.297cm" svg:viewBox="0 0 689 3288" draw:points="0,0 0,3288 689,3288 689,0"><text:p/></draw:polygon><draw:frame draw:style-name="gr12" draw:text-style-name="P24" svg:width="1.699cm" svg:height="0.237cm" draw:transform="rotate (1.5707963267949) translate (6.65943055555556cm 27.2240833333333cm)"><draw:text-box><text:p text:style-name="P23"><text:span text:style-name="T12">+getAge(): int</text:span></text:p></draw:text-box></draw:frame><draw:frame draw:style-name="gr7" draw:text-style-name="P24" svg:width="1.579cm" svg:height="0.237cm" draw:transform="rotate (1.5707963267949) translate (7.48393055555556cm 26.769cm)"><draw:text-box><text:p text:style-name="P23"><text:span text:style-name="T12">&lt;&lt;interface&gt;&gt;</text:span></text:p></draw:text-box></draw:frame><draw:polygon draw:style-name="gr2" draw:text-style-name="P21" svg:width="0.125cm" svg:height="3.287cm" svg:x="8.107cm" svg:y="24.297cm" svg:viewBox="0 0 126 3288" draw:points="0,0 126,0 126,3288 0,3288"><text:p/></draw:polygon><draw:polygon draw:style-name="gr3" draw:text-style-name="P22" svg:width="0.125cm" svg:height="3.287cm" svg:x="8.107cm" svg:y="24.297cm" svg:viewBox="0 0 126 3288" draw:points="0,0 0,3288 126,3288 126,0"><text:p/></draw:polygon><draw:polygon draw:style-name="gr2" draw:text-style-name="P21" svg:width="1.063cm" svg:height="3.287cm" svg:x="8.232cm" svg:y="24.297cm" svg:viewBox="0 0 1064 3288" draw:points="0,0 1064,0 1064,3288 0,3288"><text:p/></draw:polygon><draw:polygon draw:style-name="gr3" draw:text-style-name="P22" svg:width="1.063cm" svg:height="3.287cm" svg:x="8.232cm" svg:y="24.297cm" svg:viewBox="0 0 1064 3288" draw:points="0,0 0,3288 1064,3288 1064,0"><text:p/></draw:polygon><draw:frame draw:style-name="gr38" draw:text-style-name="P27" svg:width="1.38cm" svg:height="0.295cm" draw:transform="rotate (1.5707963267949) translate (7.73540277777778cm 26.7080277777778cm)"><draw:text-box><text:p text:style-name="P23"><text:span text:style-name="T15">Botherable</text:span></text:p></draw:text-box></draw:frame><draw:frame draw:style-name="gr20" draw:text-style-name="P24" svg:width="3.153cm" svg:height="0.237cm" draw:transform="rotate (1.5707963267949) translate (8.26633333333333cm 27.5380555555556cm)"><draw:text-box><text:p text:style-name="P23"><text:span text:style-name="T12">+setBother(x:Bother): void</text:span></text:p></draw:text-box></draw:frame><draw:frame draw:style-name="gr21" draw:text-style-name="P24" svg:width="3.033cm" svg:height="0.237cm" draw:transform="rotate (1.5707963267949) translate (8.51580555555556cm 27.5380555555556cm)"><draw:text-box><text:p text:style-name="P23"><text:span text:style-name="T12">+getBother(x:int): Bother</text:span></text:p></draw:text-box></draw:frame><draw:frame draw:style-name="gr10" draw:text-style-name="P24" svg:width="2.184cm" svg:height="0.237cm" draw:transform="rotate (1.5707963267949) translate (8.76727777777778cm 27.5380555555556cm)"><draw:text-box><text:p text:style-name="P23"><text:span text:style-name="T12">+getName(): String</text:span></text:p></draw:text-box></draw:frame><draw:polygon draw:style-name="gr5" draw:text-style-name="P21" svg:width="0.688cm" svg:height="2.806cm" svg:x="9.383cm" svg:y="24.626cm" svg:viewBox="0 0 689 2807" draw:points="0,0 0,2807 689,2807 689,0"><text:p/></draw:polygon><draw:frame draw:style-name="gr12" draw:text-style-name="P24" svg:width="1.699cm" svg:height="0.237cm" draw:transform="rotate (1.5707963267949) translate (9.01498611111111cm 27.5380555555556cm)"><draw:text-box><text:p text:style-name="P23"><text:span text:style-name="T12">+getAge(): int</text:span></text:p></draw:text-box></draw:frame><draw:frame draw:style-name="gr7" draw:text-style-name="P24" svg:width="1.579cm" svg:height="0.237cm" draw:transform="rotate (1.5707963267949) translate (9.44713888888889cm 26.8561944444444cm)"><draw:text-box><text:p text:style-name="P23"><text:span text:style-name="T12">&lt;&lt;interface&gt;&gt;</text:span></text:p></draw:text-box></draw:frame><draw:polygon draw:style-name="gr5" draw:text-style-name="P21" svg:width="0.125cm" svg:height="2.806cm" svg:x="10.071cm" svg:y="24.626cm" svg:viewBox="0 0 126 2807" draw:points="0,0 0,2807 126,2807 126,0"><text:p/></draw:polygon><draw:polygon draw:style-name="gr5" draw:text-style-name="P21" svg:width="1.063cm" svg:height="2.806cm" svg:x="10.196cm" svg:y="24.626cm" svg:viewBox="0 0 1064 2807" draw:points="0,0 0,2807 1064,2807 1064,0"><text:p/></draw:polygon><draw:frame draw:style-name="gr39" draw:text-style-name="P27" svg:width="1.126cm" svg:height="0.295cm" draw:transform="rotate (1.5707963267949) translate (9.69761111111111cm 26.6480555555556cm)"><draw:text-box><text:p text:style-name="P23"><text:span text:style-name="T15">Chatable</text:span></text:p></draw:text-box></draw:frame><draw:frame draw:style-name="gr33" draw:text-style-name="P24" svg:width="2.67cm" svg:height="0.237cm" draw:transform="rotate (1.5707963267949) translate (10.2313055555556cm 27.3845972222222cm)"><draw:text-box><text:p text:style-name="P23"><text:span text:style-name="T12">+setChat(x:Chat): void</text:span></text:p></draw:text-box></draw:frame><draw:frame draw:style-name="gr36" draw:text-style-name="P24" svg:width="2.548cm" svg:height="0.237cm" draw:transform="rotate (1.5707963267949) translate (10.4790138888889cm 27.3835972222222cm)"><draw:text-box><text:p text:style-name="P23"><text:span text:style-name="T12">+getChat(x:int): Chat</text:span></text:p></draw:text-box></draw:frame><draw:frame draw:style-name="gr10" draw:text-style-name="P24" svg:width="2.184cm" svg:height="0.237cm" draw:transform="rotate (1.5707963267949) translate (10.7304861111111cm 27.3845972222222cm)"><draw:text-box><text:p text:style-name="P23"><text:span text:style-name="T12">+getName(): String</text:span></text:p></draw:text-box></draw:frame><draw:polyline draw:style-name="gr40" draw:text-style-name="P22" svg:width="0.797cm" svg:height="0.79cm" svg:x="7.56cm" svg:y="23.206cm" svg:viewBox="0 0 798 791" draw:points="798,791 798,414 0,414 0,0"><text:p/></draw:polyline><draw:polygon draw:style-name="gr5" draw:text-style-name="P21" svg:width="0.25cm" svg:height="0.25cm" svg:x="8.232cm" svg:y="23.996cm" svg:viewBox="0 0 251 251" draw:points="0,0 125,251 251,0"><text:p/></draw:polygon><draw:polyline draw:style-name="gr41" draw:text-style-name="P22" svg:width="1.01cm" svg:height="1.134cm" svg:x="9.313cm" svg:y="23.191cm" svg:viewBox="0 0 1011 1135" draw:points="1011,1135 1011,457 0,457 0,0"><text:p/></draw:polyline><draw:polygon draw:style-name="gr5" draw:text-style-name="P21" svg:width="0.25cm" svg:height="0.251cm" svg:x="10.196cm" svg:y="24.325cm" svg:viewBox="0 0 251 252" draw:points="0,0 125,252 251,0"><text:p/></draw:polygon><draw:polygon draw:style-name="gr5" draw:text-style-name="P21" svg:width="0.438cm" svg:height="5.455cm" svg:x="14.568cm" svg:y="14.753cm" svg:viewBox="0 0 439 5456" draw:points="0,0 0,5456 439,5456 439,0"><text:p/></draw:polygon><draw:frame draw:style-name="gr12" draw:text-style-name="P24" svg:width="1.699cm" svg:height="0.237cm" draw:transform="rotate (1.5707963267949) translate (10.9799583333333cm 27.3845972222222cm)"><draw:text-box><text:p text:style-name="P23"><text:span text:style-name="T12">+getAge(): int</text:span></text:p></draw:text-box></draw:frame><draw:polygon draw:style-name="gr5" draw:text-style-name="P21" svg:width="1.563cm" svg:height="5.455cm" svg:x="15.006cm" svg:y="14.753cm" svg:viewBox="0 0 1564 5456" draw:points="0,0 0,5456 1564,5456 1564,0"><text:p/></draw:polygon><draw:frame draw:style-name="gr42" draw:text-style-name="P27" svg:width="0.985cm" svg:height="0.295cm" draw:transform="rotate (1.5707963267949) translate (14.6329722222222cm 18.0306944444444cm)"><draw:text-box><text:p text:style-name="P23"><text:span text:style-name="T15">Storage</text:span></text:p></draw:text-box></draw:frame><draw:frame draw:style-name="gr21" draw:text-style-name="P24" svg:width="3.033cm" svg:height="0.237cm" draw:transform="rotate (1.5707963267949) translate (15.0386666666667cm 20.1614722222222cm)"><draw:text-box><text:p text:style-name="P23"><text:span text:style-name="T12">-family: Map&lt;String, Peop</text:span></text:p></draw:text-box></draw:frame><draw:frame draw:style-name="gr43" draw:text-style-name="P24" svg:width="0.368cm" svg:height="0.237cm" draw:transform="rotate (1.5707963267949) translate (15.0386666666667cm 16.9758888888889cm)"><draw:text-box><text:p text:style-name="P23"><text:span text:style-name="T12">le&gt;</text:span></text:p></draw:text-box></draw:frame><draw:frame draw:style-name="gr20" draw:text-style-name="P24" svg:width="3.153cm" svg:height="0.237cm" draw:transform="rotate (1.5707963267949) translate (15.2891388888889cm 20.1614722222222cm)"><draw:text-box><text:p text:style-name="P23"><text:span text:style-name="T12">-allPlaces: final int = 15</text:span></text:p></draw:text-box></draw:frame><draw:frame draw:style-name="gr44" draw:text-style-name="P24" svg:width="4.365cm" svg:height="0.237cm" draw:transform="rotate (1.5707963267949) translate (15.5396111111111cm 20.1604722222222cm)"><draw:text-box><text:p text:style-name="P23"><text:span text:style-name="T12">-familyOfChield: Map&lt;String, People&gt;</text:span></text:p></draw:text-box></draw:frame><draw:frame draw:style-name="gr27" draw:text-style-name="P24" svg:width="2.426cm" svg:height="0.237cm" draw:transform="rotate (1.5707963267949) translate (15.7900833333333cm 20.1614722222222cm)"><draw:text-box><text:p text:style-name="P23"><text:span text:style-name="T12">-places: List&lt;Place&gt;</text:span></text:p></draw:text-box></draw:frame><draw:frame draw:style-name="gr33" draw:text-style-name="P24" svg:width="2.67cm" svg:height="0.237cm" draw:transform="rotate (1.5707963267949) translate (16.0405555555556cm 20.1604722222222cm)"><draw:text-box><text:p text:style-name="P23"><text:span text:style-name="T12">-atTable: List&lt;People&gt;</text:span></text:p></draw:text-box></draw:frame><draw:polygon draw:style-name="gr2" draw:text-style-name="P21" svg:width="2.315cm" svg:height="5.455cm" svg:x="16.569cm" svg:y="14.753cm" svg:viewBox="0 0 2316 5456" draw:points="0,0 2316,0 2316,5456 0,5456"><text:p/></draw:polygon><draw:polygon draw:style-name="gr3" draw:text-style-name="P22" svg:width="2.315cm" svg:height="5.455cm" svg:x="16.569cm" svg:y="14.753cm" svg:viewBox="0 0 2316 5456" draw:points="0,0 0,5456 2316,5456 2316,0"><text:p/></draw:polygon><draw:frame draw:style-name="gr9" draw:text-style-name="P24" svg:width="3.275cm" svg:height="0.237cm" draw:transform="rotate (1.5707963267949) translate (16.2902638888889cm 20.1604722222222cm)"><draw:text-box><text:p text:style-name="P23"><text:span text:style-name="T12">-instanceOf: static Storage</text:span></text:p></draw:text-box></draw:frame><draw:frame draw:style-name="gr37" draw:text-style-name="P24" svg:width="1.216cm" svg:height="0.237cm" draw:transform="rotate (1.5707963267949) translate (16.6032361111111cm 20.1614722222222cm)"><draw:text-box><text:p text:style-name="P23"><text:span text:style-name="T12">+Storage()</text:span></text:p></draw:text-box></draw:frame><draw:frame draw:style-name="gr45" draw:text-style-name="P24" svg:width="3.881cm" svg:height="0.237cm" draw:transform="rotate (1.5707963267949) translate (16.8519444444444cm 20.1614722222222cm)"><draw:text-box><text:p text:style-name="P23"><text:span text:style-name="T12"><text:s/></text:span><text:span text:style-name="T12">loadFromFile(path:String): void</text:span></text:p></draw:text-box></draw:frame><draw:frame draw:style-name="gr30" draw:text-style-name="P24" svg:width="3.88cm" svg:height="0.237cm" draw:transform="rotate (1.5707963267949) translate (17.1041805555556cm 20.1604722222222cm)"><draw:text-box><text:p text:style-name="P23"><text:span text:style-name="T12">+getFmily(): Map&lt;String, String&gt;</text:span></text:p></draw:text-box></draw:frame><draw:frame draw:style-name="gr46" draw:text-style-name="P24" svg:width="2.428cm" svg:height="0.237cm" draw:transform="rotate (1.5707963267949) translate (17.3528888888889cm 20.1614722222222cm)"><draw:text-box><text:p text:style-name="P23"><text:span text:style-name="T12"><text:s/></text:span><text:span text:style-name="T12">getAllPlaces(): int</text:span></text:p></draw:text-box></draw:frame><draw:frame draw:style-name="gr30" draw:text-style-name="P24" svg:width="3.88cm" svg:height="0.237cm" draw:transform="rotate (1.5707963267949) translate (17.6043611111111cm 20.1604722222222cm)"><draw:text-box><text:p text:style-name="P23"><text:span text:style-name="T12">+getInstanceOf(): static Storage</text:span></text:p></draw:text-box></draw:frame><draw:frame draw:style-name="gr21" draw:text-style-name="P24" svg:width="3.033cm" svg:height="0.237cm" draw:transform="rotate (1.5707963267949) translate (17.8538333333333cm 20.1614722222222cm)"><draw:text-box><text:p text:style-name="P23"><text:span text:style-name="T12"><text:s/></text:span><text:span text:style-name="T12">getPlaces(): List&lt;Place&gt;</text:span></text:p></draw:text-box></draw:frame><draw:frame draw:style-name="gr47" draw:text-style-name="P24" svg:width="5.333cm" svg:height="0.237cm" draw:transform="rotate (1.5707963267949) translate (18.1053055555556cm 20.1614722222222cm)"><draw:text-box><text:p text:style-name="P23"><text:span text:style-name="T12">+setIstanceOf(storage:Storage): void <text:s/>static</text:span></text:p></draw:text-box></draw:frame><draw:frame draw:style-name="gr27" draw:text-style-name="P24" svg:width="2.426cm" svg:height="0.237cm" draw:transform="rotate (1.5707963267949) translate (18.3547777777778cm 20.1614722222222cm)"><draw:text-box><text:p text:style-name="P23"><text:span text:style-name="T12">+saveStorage(): void</text:span></text:p></draw:text-box></draw:frame><draw:polygon draw:style-name="gr5" draw:text-style-name="P21" svg:width="0.438cm" svg:height="4.01cm" svg:x="9.992cm" svg:y="7.451cm" svg:viewBox="0 0 439 4011" draw:points="0,0 0,4011 439,4011 439,0"><text:p/></draw:polygon><draw:frame draw:style-name="gr36" draw:text-style-name="P24" svg:width="2.548cm" svg:height="0.237cm" draw:transform="rotate (1.5707963267949) translate (18.60625cm 20.1614722222222cm)"><draw:text-box><text:p text:style-name="P23"><text:span text:style-name="T12">+loadFromFile(): void</text:span></text:p></draw:text-box></draw:frame><draw:polygon draw:style-name="gr5" draw:text-style-name="P21" svg:width="0.125cm" svg:height="4.01cm" svg:x="10.428cm" svg:y="7.451cm" svg:viewBox="0 0 126 4011" draw:points="0,0 0,4011 126,4011 126,0"><text:p/></draw:polygon><draw:polygon draw:style-name="gr5" draw:text-style-name="P21" svg:width="0.563cm" svg:height="4.01cm" svg:x="10.553cm" svg:y="7.451cm" svg:viewBox="0 0 564 4011" draw:points="0,0 0,4011 564,4011 564,0"><text:p/></draw:polygon><draw:frame draw:style-name="gr48" draw:text-style-name="P27" svg:width="1.405cm" svg:height="0.295cm" draw:transform="rotate (1.5707963267949) translate (10.0539166666667cm 10.2201944444444cm)"><draw:text-box><text:p text:style-name="P23"><text:span text:style-name="T15">ConnectDB</text:span></text:p></draw:text-box></draw:frame><draw:frame draw:style-name="gr30" draw:text-style-name="P24" svg:width="3.88cm" svg:height="0.237cm" draw:transform="rotate (1.5707963267949) translate (10.5866111111111cm 11.4133472222222cm)"><draw:text-box><text:p text:style-name="P23"><text:span text:style-name="T12">+connectDB(): java.sql.Statament</text:span></text:p></draw:text-box></draw:frame><draw:polygon draw:style-name="gr5" draw:text-style-name="P21" svg:width="0.438cm" svg:height="4.371cm" svg:x="9.093cm" svg:y="14.228cm" svg:viewBox="0 0 439 4372" draw:points="0,0 0,4372 439,4372 439,0"><text:p/></draw:polygon><draw:frame draw:style-name="gr19" draw:text-style-name="P24" svg:width="2.911cm" svg:height="0.237cm" draw:transform="rotate (1.5707963267949) translate (10.8370833333333cm 11.4143472222222cm)"><draw:text-box><text:p text:style-name="P23"><text:span text:style-name="T12">+readFromDB(): ResultSet</text:span></text:p></draw:text-box></draw:frame><draw:polygon draw:style-name="gr5" draw:text-style-name="P21" svg:width="1.564cm" svg:height="4.371cm" svg:x="9.531cm" svg:y="14.228cm" svg:viewBox="0 0 1565 4372" draw:points="0,0 0,4372 1565,4372 1565,0"><text:p/></draw:polygon><draw:frame draw:style-name="gr49" draw:text-style-name="P27" svg:width="0.456cm" svg:height="0.295cm" draw:transform="rotate (1.5707963267949) translate (9.159625cm 16.6619166666667cm)"><draw:text-box><text:p text:style-name="P23"><text:span text:style-name="T15">GUI</text:span></text:p></draw:text-box></draw:frame><draw:frame draw:style-name="gr23" draw:text-style-name="P24" svg:width="1.943cm" svg:height="0.237cm" draw:transform="rotate (1.5707963267949) translate (9.56631944444445cm 18.5528055555556cm)"><draw:text-box><text:p text:style-name="P23"><text:span text:style-name="T12">+command: String</text:span></text:p></draw:text-box></draw:frame><draw:frame draw:style-name="gr17" draw:text-style-name="P24" svg:width="1.821cm" svg:height="0.237cm" draw:transform="rotate (1.5707963267949) translate (9.81402777777778cm 18.5528055555556cm)"><draw:text-box><text:p text:style-name="P23"><text:span text:style-name="T12">+object: String</text:span></text:p></draw:text-box></draw:frame><draw:frame draw:style-name="gr18" draw:text-style-name="P24" svg:width="2.063cm" svg:height="0.237cm" draw:transform="rotate (1.5707963267949) translate (10.0672638888889cm 18.5528055555556cm)"><draw:text-box><text:p text:style-name="P23"><text:span text:style-name="T12">+storage: Storage</text:span></text:p></draw:text-box></draw:frame><draw:frame draw:style-name="gr33" draw:text-style-name="P24" svg:width="2.67cm" svg:height="0.237cm" draw:transform="rotate (1.5707963267949) translate (10.3149722222222cm 18.5528055555556cm)"><draw:text-box><text:p text:style-name="P23"><text:span text:style-name="T12">+exit: boolean = false</text:span></text:p></draw:text-box></draw:frame><draw:frame draw:style-name="gr27" draw:text-style-name="P24" svg:width="2.426cm" svg:height="0.237cm" draw:transform="rotate (1.5707963267949) translate (10.5664444444444cm 18.5528055555556cm)"><draw:text-box><text:p text:style-name="P23"><text:span text:style-name="T12">+file: String = null</text:span></text:p></draw:text-box></draw:frame><draw:polygon draw:style-name="gr5" draw:text-style-name="P21" svg:width="1.814cm" svg:height="4.371cm" svg:x="11.095cm" svg:y="14.228cm" svg:viewBox="0 0 1815 4372" draw:points="0,0 0,4372 1815,4372 1815,0"><text:p/></draw:polygon><draw:frame draw:style-name="gr21" draw:text-style-name="P24" svg:width="3.033cm" svg:height="0.237cm" draw:transform="rotate (1.5707963267949) translate (10.8159166666667cm 18.5518055555556cm)"><draw:text-box><text:p text:style-name="P23"><text:span text:style-name="T12">+printWriter: PrintWriter</text:span></text:p></draw:text-box></draw:frame><draw:frame draw:style-name="gr4" draw:text-style-name="P24" svg:width="1.458cm" svg:height="0.237cm" draw:transform="rotate (1.5707963267949) translate (11.128125cm 18.5528055555556cm)"><draw:text-box><text:p text:style-name="P23"><text:span text:style-name="T12">+run(): void</text:span></text:p></draw:text-box></draw:frame><draw:frame draw:style-name="gr21" draw:text-style-name="P24" svg:width="3.033cm" svg:height="0.237cm" draw:transform="rotate (1.5707963267949) translate (11.3785972222222cm 18.5518055555556cm)"><draw:text-box><text:p text:style-name="P23"><text:span text:style-name="T12">+commandExecuting(): void</text:span></text:p></draw:text-box></draw:frame><draw:frame draw:style-name="gr50" draw:text-style-name="P24" svg:width="4.243cm" svg:height="0.237cm" draw:transform="rotate (1.5707963267949) translate (11.6290694444444cm 18.5518055555556cm)"><draw:text-box><text:p text:style-name="P23"><text:span text:style-name="T12">+parseCommand(command:String): void</text:span></text:p></draw:text-box></draw:frame><draw:frame draw:style-name="gr51" draw:text-style-name="P24" svg:width="4.123cm" svg:height="0.237cm" draw:transform="rotate (1.5707963267949) translate (11.8795416666667cm 18.5518055555556cm)"><draw:text-box><text:p text:style-name="P23"><text:span text:style-name="T12">+writeInfo(currentData:Date): void</text:span></text:p></draw:text-box></draw:frame><draw:frame draw:style-name="gr18" draw:text-style-name="P24" svg:width="2.063cm" svg:height="0.237cm" draw:transform="rotate (1.5707963267949) translate (12.1300138888889cm 18.5528055555556cm)"><draw:text-box><text:p text:style-name="P23"><text:span text:style-name="T12">+CUI(file:String)</text:span></text:p></draw:text-box></draw:frame><draw:frame draw:style-name="gr17" draw:text-style-name="P24" svg:width="1.821cm" svg:height="0.237cm" draw:transform="rotate (1.5707963267949) translate (12.3814861111111cm 18.5528055555556cm)"><draw:text-box><text:p text:style-name="P23"><text:span text:style-name="T12">+dialog(): void</text:span></text:p></draw:text-box></draw:frame><draw:polygon draw:style-name="gr5" draw:text-style-name="P21" svg:width="0.437cm" svg:height="4.612cm" svg:x="12.301cm" svg:y="6.77cm" svg:viewBox="0 0 438 4613" draw:points="0,0 0,4613 438,4613 438,0"><text:p/></draw:polygon><draw:frame draw:style-name="gr27" draw:text-style-name="P24" svg:width="2.426cm" svg:height="0.237cm" draw:transform="rotate (1.5707963267949) translate (12.6291944444444cm 18.5528055555556cm)"><draw:text-box><text:p text:style-name="P23"><text:span text:style-name="T12">+helpForUser(): void</text:span></text:p></draw:text-box></draw:frame><draw:polygon draw:style-name="gr5" draw:text-style-name="P21" svg:width="0.313cm" svg:height="4.612cm" svg:x="12.738cm" svg:y="6.77cm" svg:viewBox="0 0 314 4613" draw:points="0,0 0,4613 314,4613 314,0"><text:p/></draw:polygon><draw:frame draw:style-name="gr52" draw:text-style-name="P27" svg:width="1.437cm" svg:height="0.295cm" draw:transform="rotate (1.5707963267949) translate (12.367375cm 9.87347222222222cm)"><draw:text-box><text:p text:style-name="P23"><text:span text:style-name="T15">AddObjects</text:span></text:p></draw:text-box></draw:frame><draw:polygon draw:style-name="gr5" draw:text-style-name="P21" svg:width="1.064cm" svg:height="4.612cm" svg:x="13.051cm" svg:y="6.77cm" svg:viewBox="0 0 1065 4613" draw:points="0,0 0,4613 1065,4613 1065,0"><text:p/></draw:polygon><draw:frame draw:style-name="gr21" draw:text-style-name="P24" svg:width="3.033cm" svg:height="0.237cm" draw:transform="rotate (1.5707963267949) translate (12.7720694444444cm 11.3357361111111cm)"><draw:text-box><text:p text:style-name="P23"><text:span text:style-name="T12">+printWriter: PrintWriter</text:span></text:p></draw:text-box></draw:frame><draw:frame draw:style-name="gr31" draw:text-style-name="P24" svg:width="3.638cm" svg:height="0.237cm" draw:transform="rotate (1.5707963267949) translate (13.0852777777778cm 11.3357361111111cm)"><draw:text-box><text:p text:style-name="P23"><text:span text:style-name="T12">+addIfMax(object:String): void</text:span></text:p></draw:text-box></draw:frame><draw:frame draw:style-name="gr31" draw:text-style-name="P24" svg:width="3.638cm" svg:height="0.237cm" draw:transform="rotate (1.5707963267949) translate (13.33475cm 11.3357361111111cm)"><draw:text-box><text:p text:style-name="P23"><text:span text:style-name="T12">+addIfMin(object:String): void</text:span></text:p></draw:text-box></draw:frame><draw:frame draw:style-name="gr53" draw:text-style-name="P24" svg:width="4.486cm" svg:height="0.237cm" draw:transform="rotate (1.5707963267949) translate (13.5852222222222cm 11.3367361111111cm)"><draw:text-box><text:p text:style-name="P23"><text:span text:style-name="T12">+importAllFromFile(path:String): void</text:span></text:p></draw:text-box></draw:frame><draw:polygon draw:style-name="gr5" draw:text-style-name="P21" svg:width="0.438cm" svg:height="8.585cm" svg:x="2.884cm" svg:y="3.567cm" svg:viewBox="0 0 439 8586" draw:points="0,0 0,8586 439,8586 439,0"><text:p/></draw:polygon><draw:frame draw:style-name="gr54" draw:text-style-name="P24" svg:width="3.76cm" svg:height="0.237cm" draw:transform="rotate (1.5707963267949) translate (13.8356944444444cm 11.3367361111111cm)"><draw:text-box><text:p text:style-name="P23"><text:span text:style-name="T12">+insertNewObject(string:String)</text:span></text:p></draw:text-box></draw:frame><draw:polygon draw:style-name="gr5" draw:text-style-name="P21" svg:width="0.563cm" svg:height="8.585cm" svg:x="3.322cm" svg:y="3.567cm" svg:viewBox="0 0 564 8586" draw:points="0,0 0,8586 564,8586 564,0"><text:p/></draw:polygon><draw:frame draw:style-name="gr55" draw:text-style-name="P27" svg:width="2.119cm" svg:height="0.295cm" draw:transform="rotate (1.5707963267949) translate (2.94897222222222cm 9.0525cm)"><draw:text-box><text:p text:style-name="P23"><text:span text:style-name="T15">InterfaceAdapter</text:span></text:p></draw:text-box></draw:frame><draw:frame draw:style-name="gr44" draw:text-style-name="P24" svg:width="4.365cm" svg:height="0.237cm" draw:transform="rotate (1.5707963267949) translate (3.35743055555556cm 12.1065555555556cm)"><draw:text-box><text:p text:style-name="P23"><text:span text:style-name="T12">-CLASSNAME: final String = CLASSNAME</text:span></text:p></draw:text-box></draw:frame><draw:polygon draw:style-name="gr5" draw:text-style-name="P21" svg:width="0.813cm" svg:height="8.585cm" svg:x="3.885cm" svg:y="3.567cm" svg:viewBox="0 0 814 8586" draw:points="0,0 0,8586 814,8586 814,0"><text:p/></draw:polygon><draw:frame draw:style-name="gr20" draw:text-style-name="P24" svg:width="3.153cm" svg:height="0.237cm" draw:transform="rotate (1.5707963267949) translate (3.60513888888889cm 12.1075555555556cm)"><draw:text-box><text:p text:style-name="P23"><text:span text:style-name="T12">-DATA: final String = DATA</text:span></text:p></draw:text-box></draw:frame><draw:frame draw:style-name="gr56" draw:text-style-name="P24" svg:width="5.696cm" svg:height="0.237cm" draw:transform="rotate (1.5707963267949) translate (3.91834722222222cm 12.1075555555556cm)"><draw:text-box><text:p text:style-name="P23"><text:span text:style-name="T12">+deserialize(jsonElement:JsonElement,type:Type,</text:span></text:p></draw:text-box></draw:frame><draw:frame draw:style-name="gr57" draw:text-style-name="P24" svg:width="8.483cm" svg:height="0.237cm" draw:transform="rotate (1.5707963267949) translate (4.16958333333333cm 12.1075555555556cm)"><draw:text-box><text:p text:style-name="P23"><text:span text:style-name="T12"><text:s text:c="13"/></text:span><text:span text:style-name="T12">jsonDeserializationContext:JsonDeserializationContext): T</text:span></text:p></draw:text-box></draw:frame><draw:polygon draw:style-name="gr5" draw:text-style-name="P21" svg:width="0.438cm" svg:height="4.491cm" svg:x="11.904cm" svg:y="20.077cm" svg:viewBox="0 0 439 4492" draw:points="0,0 0,4492 439,4492 439,0"><text:p/></draw:polygon><draw:frame draw:style-name="gr58" draw:text-style-name="P24" svg:width="4.728cm" svg:height="0.237cm" draw:transform="rotate (1.5707963267949) translate (4.41929166666667cm 12.1075555555556cm)"><draw:text-box><text:p text:style-name="P23"><text:span text:style-name="T12">+getObjectClass(className:Sting): Class</text:span></text:p></draw:text-box></draw:frame><draw:polygon draw:style-name="gr5" draw:text-style-name="P21" svg:width="0.562cm" svg:height="4.491cm" svg:x="12.341cm" svg:y="20.077cm" svg:viewBox="0 0 563 4492" draw:points="0,0 0,4492 563,4492 563,0"><text:p/></draw:polygon><draw:frame draw:style-name="gr59" draw:text-style-name="P27" svg:width="1.19cm" svg:height="0.295cm" draw:transform="rotate (1.5707963267949) translate (11.9677361111111cm 22.9889861111111cm)"><draw:text-box><text:p text:style-name="P23"><text:span text:style-name="T15">ParseCSV</text:span></text:p></draw:text-box></draw:frame><draw:line draw:style-name="gr3" draw:text-style-name="P22" svg:x1="12.647cm" svg:y1="24.521cm" svg:x2="12.647cm" svg:y2="20.186cm"><text:p/></draw:line><draw:frame draw:style-name="gr44" draw:text-style-name="P24" svg:width="4.365cm" svg:height="0.237cm" draw:transform="rotate (1.5707963267949) translate (12.3744305555556cm 24.5218055555556cm)"><draw:text-box><text:p text:style-name="P23"><text:span text:style-name="T12">-instanceOf: ParseCSV = new ParseCSV</text:span></text:p></draw:text-box></draw:frame><draw:line draw:style-name="gr3" draw:text-style-name="P22" svg:x1="12.899cm" svg:y1="24.521cm" svg:x2="12.899cm" svg:y2="22.474cm"><text:p/></draw:line><draw:polygon draw:style-name="gr5" draw:text-style-name="P21" svg:width="0.814cm" svg:height="4.491cm" svg:x="12.903cm" svg:y="20.077cm" svg:viewBox="0 0 815 4492" draw:points="0,0 0,4492 815,4492 815,0"><text:p/></draw:polygon><draw:frame draw:style-name="gr18" draw:text-style-name="P24" svg:width="2.063cm" svg:height="0.237cm" draw:transform="rotate (1.5707963267949) translate (12.6239027777778cm 24.5218055555556cm)"><draw:text-box><text:p text:style-name="P23"><text:span text:style-name="T12">-storage: Storage</text:span></text:p></draw:text-box></draw:frame><draw:frame draw:style-name="gr21" draw:text-style-name="P24" svg:width="3.033cm" svg:height="0.237cm" draw:transform="rotate (1.5707963267949) translate (12.9361111111111cm 24.5208055555556cm)"><draw:text-box><text:p text:style-name="P23"><text:span text:style-name="T12">+getIstanceOf(): ParseCSV</text:span></text:p></draw:text-box></draw:frame><draw:frame draw:style-name="gr30" draw:text-style-name="P24" svg:width="3.88cm" svg:height="0.237cm" draw:transform="rotate (1.5707963267949) translate (13.1865833333333cm 24.5218055555556cm)"><draw:text-box><text:p text:style-name="P23"><text:span text:style-name="T12">+readFromFile(path:String): void</text:span></text:p></draw:text-box></draw:frame><draw:polygon draw:style-name="gr5" draw:text-style-name="P21" svg:width="0.438cm" svg:height="4.853cm" svg:x="14.554cm" svg:y="6.772cm" svg:viewBox="0 0 439 4854" draw:points="0,0 0,4854 439,4854 439,0"><text:p/></draw:polygon><draw:frame draw:style-name="gr54" draw:text-style-name="P24" svg:width="3.76cm" svg:height="0.237cm" draw:transform="rotate (1.5707963267949) translate (13.4370555555556cm 24.5218055555556cm)"><draw:text-box><text:p text:style-name="P23"><text:span text:style-name="T12">+parseObject(json:String): void</text:span></text:p></draw:text-box></draw:frame><draw:polygon draw:style-name="gr5" draw:text-style-name="P21" svg:width="0.313cm" svg:height="4.853cm" svg:x="14.992cm" svg:y="6.772cm" svg:viewBox="0 0 314 4854" draw:points="0,0 0,4854 314,4854 314,0"><text:p/></draw:polygon><draw:frame draw:style-name="gr60" draw:text-style-name="P27" svg:width="1.837cm" svg:height="0.295cm" draw:transform="rotate (1.5707963267949) translate (14.620625cm 10.2068472222222cm)"><draw:text-box><text:p text:style-name="P23"><text:span text:style-name="T15">RemoveObject</text:span></text:p></draw:text-box></draw:frame><draw:polygon draw:style-name="gr5" draw:text-style-name="P21" svg:width="2.064cm" svg:height="4.853cm" svg:x="15.305cm" svg:y="6.772cm" svg:viewBox="0 0 2065 4854" draw:points="0,0 0,4854 2065,4854 2065,0"><text:p/></draw:polygon><draw:frame draw:style-name="gr21" draw:text-style-name="P24" svg:width="3.033cm" svg:height="0.237cm" draw:transform="rotate (1.5707963267949) translate (15.0273194444444cm 11.5801527777778cm)"><draw:text-box><text:p text:style-name="P23"><text:span text:style-name="T12">+printWriter: PrintWriter</text:span></text:p></draw:text-box></draw:frame><draw:frame draw:style-name="gr61" draw:text-style-name="P24" svg:width="4.245cm" svg:height="0.237cm" draw:transform="rotate (1.5707963267949) translate (15.3385277777778cm 11.5801527777778cm)"><draw:text-box><text:p text:style-name="P23"><text:span text:style-name="T12"><text:s/></text:span><text:span text:style-name="T12">removeGreaterKey(key:String): void</text:span></text:p></draw:text-box></draw:frame><draw:frame draw:style-name="gr30" draw:text-style-name="P24" svg:width="3.88cm" svg:height="0.237cm" draw:transform="rotate (1.5707963267949) translate (15.589cm 11.5801527777778cm)"><draw:text-box><text:p text:style-name="P23"><text:span text:style-name="T12">+removeWithKey(key:String): void</text:span></text:p></draw:text-box></draw:frame><draw:frame draw:style-name="gr51" draw:text-style-name="P24" svg:width="4.123cm" svg:height="0.237cm" draw:transform="rotate (1.5707963267949) translate (15.8404722222222cm 11.5801527777778cm)"><draw:text-box><text:p text:style-name="P23"><text:span text:style-name="T12">+removeGrater(object:String): void</text:span></text:p></draw:text-box></draw:frame><draw:frame draw:style-name="gr54" draw:text-style-name="P24" svg:width="3.76cm" svg:height="0.237cm" draw:transform="rotate (1.5707963267949) translate (16.0899444444444cm 11.5801527777778cm)"><draw:text-box><text:p text:style-name="P23"><text:span text:style-name="T12">+removeAll(object:String): void</text:span></text:p></draw:text-box></draw:frame><draw:frame draw:style-name="gr62" draw:text-style-name="P24" svg:width="4.001cm" svg:height="0.237cm" draw:transform="rotate (1.5707963267949) translate (16.3414166666667cm 11.5791527777778cm)"><draw:text-box><text:p text:style-name="P23"><text:span text:style-name="T12">+removeLower(object:String): void</text:span></text:p></draw:text-box></draw:frame><draw:frame draw:style-name="gr58" draw:text-style-name="P24" svg:width="4.728cm" svg:height="0.237cm" draw:transform="rotate (1.5707963267949) translate (16.589125cm 11.5801527777778cm)"><draw:text-box><text:p text:style-name="P23"><text:span text:style-name="T12">-removeLowerObject(object:String): void</text:span></text:p></draw:text-box></draw:frame><draw:frame draw:style-name="gr62" draw:text-style-name="P24" svg:width="4.001cm" svg:height="0.237cm" draw:transform="rotate (1.5707963267949) translate (16.8395972222222cm 11.5791527777778cm)"><draw:text-box><text:p text:style-name="P23"><text:span text:style-name="T12">-removeLowerKey(key:String): void</text:span></text:p></draw:text-box></draw:frame><draw:polyline draw:style-name="gr3" draw:text-style-name="P22" svg:width="1.22cm" svg:height="7.214cm" svg:x="12.925cm" svg:y="9.199cm" svg:viewBox="0 0 1221 7215" draw:points="1221,0 697,0 697,7215 0,7215"><text:p/></draw:polyline><draw:polygon draw:style-name="gr5" draw:text-style-name="P21" svg:width="0.438cm" svg:height="0.15cm" svg:x="14.102cm" svg:y="9.125cm" svg:viewBox="0 0 439 151" draw:points="439,75 220,151 0,75 220,0"><text:p/></draw:polygon><draw:polyline draw:style-name="gr3" draw:text-style-name="P22" svg:width="0.299cm" svg:height="2.437cm" svg:x="12.909cm" svg:y="11.791cm" svg:viewBox="0 0 300 2438" draw:points="300,0 300,297 0,297 0,2438"><text:p/></draw:polyline><draw:polygon draw:style-name="gr5" draw:text-style-name="P21" svg:width="0.151cm" svg:height="0.438cm" svg:x="13.132cm" svg:y="11.395cm" svg:viewBox="0 0 152 439" draw:points="76,0 152,220 76,439 0,220"><text:p/></draw:polygon><draw:polyline draw:style-name="gr3" draw:text-style-name="P22" svg:width="1.233cm" svg:height="1.067cm" svg:x="12.925cm" svg:y="16.414cm" svg:viewBox="0 0 1234 1068" draw:points="1234,1068 705,1068 705,0 0,0"><text:p/></draw:polyline><draw:polygon draw:style-name="gr5" draw:text-style-name="P21" svg:width="0.438cm" svg:height="0.15cm" svg:x="14.116cm" svg:y="17.406cm" svg:viewBox="0 0 439 151" draw:points="439,76 220,151 0,76 220,0"><text:p/></draw:polygon><draw:polyline draw:style-name="gr3" draw:text-style-name="P22" svg:width="7.413cm" svg:height="1.419cm" svg:x="5.107cm" svg:y="6.442cm" svg:viewBox="0 0 7414 1420" draw:points="0,1420 154,1420 154,0 7414,0 7414,328"><text:p/></draw:polyline><draw:polygon draw:style-name="gr5" draw:text-style-name="P21" svg:width="0.438cm" svg:height="0.15cm" svg:x="4.714cm" svg:y="7.786cm" svg:viewBox="0 0 439 151" draw:points="0,75 219,0 439,75 219,151"><text:p/></draw:polygon><draw:polyline draw:style-name="gr3" draw:text-style-name="P22" svg:width="1.809cm" svg:height="1.053cm" svg:x="11.001cm" svg:y="18.613cm" svg:viewBox="0 0 1810 1054" draw:points="1810,1054 1810,613 0,613 0,0"><text:p/></draw:polyline><draw:polygon draw:style-name="gr5" draw:text-style-name="P21" svg:width="0.15cm" svg:height="0.438cm" svg:x="12.735cm" svg:y="19.623cm" svg:viewBox="0 0 151 439" draw:points="75,439 0,219 75,0 151,219"><text:p/></draw:polygon><draw:polyline draw:style-name="gr3" draw:text-style-name="P22" svg:width="0.448cm" svg:height="2.342cm" svg:x="10.553cm" svg:y="11.87cm" svg:viewBox="0 0 449 2343" draw:points="0,0 0,1085 449,1085 449,2343"><text:p/></draw:polyline><draw:polygon draw:style-name="gr5" draw:text-style-name="P21" svg:width="0.15cm" svg:height="0.438cm" svg:x="10.479cm" svg:y="11.476cm" svg:viewBox="0 0 151 439" draw:points="75,0 151,220 75,439 0,220"><text:p/></draw:polygon><draw:polyline draw:style-name="gr3" draw:text-style-name="P22" svg:width="3.441cm" svg:height="0.638cm" svg:x="7.56cm" svg:y="18.613cm" svg:viewBox="0 0 3442 639" draw:points="0,639 0,407 3442,407 3442,0"><text:p/></draw:polyline><draw:polygon draw:style-name="gr5" draw:text-style-name="P21" svg:width="0.15cm" svg:height="0.438cm" svg:x="7.485cm" svg:y="19.209cm" svg:viewBox="0 0 151 439" draw:points="75,439 0,219 75,0 151,219"><text:p/></draw:polygon><draw:frame draw:style-name="gr12" draw:text-style-name="P24" svg:width="1.699cm" svg:height="0.237cm" draw:transform="rotate (1.5707963267949) translate (17.0900694444444cm 11.5791527777778cm)"><draw:text-box><text:p text:style-name="P23"><text:span text:style-name="T12">+clear(): void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DejaVuSansMono" svg:font-family="DejaVuSansMono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Sans1" svg:font-family="DejaVuSans" style:font-pitch="variable"/>
    <style:font-face style:name="DejaVuSansMono1" svg:font-family="DejaVuSansMono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ed_20__28_var_29__20_1" draw:display-name="Dashed (var) 1" draw:style="rect" draw:dots1="1" draw:dots1-length="0.071cm" draw:distance="0.071cm"/>
    <draw:stroke-dash draw:name="Dashed_20__28_var_29__20_2" draw:display-name="Dashed (var) 2" draw:style="rect" draw:dots1="1" draw:dots1-length="0.071cm" draw:distance="0.071cm"/>
    <draw:stroke-dash draw:name="Dashed_20__28_var_29__20_3" draw:display-name="Dashed (var) 3" draw:style="rect" draw:dots1="1" draw:dots1-length="0.071cm" draw:distance="0.071cm"/>
    <draw:stroke-dash draw:name="stroke-dash26" draw:style="rect" draw:dots1="1" draw:dots1-length="0.071cm" draw:distance="0.07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53cm" style:type="center"/>
          <style:tab-stop style:position="16.90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295cm" fo:margin-left="2cm" fo:margin-right="2.09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3-25T01:31:18.429432747</dc:date>
    <meta:editing-duration>PT2H23M54S</meta:editing-duration>
    <meta:editing-cycles>57</meta:editing-cycles>
    <meta:document-statistic meta:table-count="0" meta:image-count="0" meta:object-count="0" meta:page-count="21" meta:paragraph-count="847" meta:word-count="2846" meta:character-count="32026" meta:non-whitespace-character-count="22051"/>
  </office:meta>
</office:document-meta>
</file>